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EZ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Dezembr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5245.67" table:style-name="ce14">
            <text:p>5.246<text:s/></text:p>
          </table:table-cell>
          <table:table-cell office:value-type="float" office:value="209653.79" table:style-name="ce14">
            <text:p>209.654<text:s/></text:p>
          </table:table-cell>
          <table:table-cell office:value-type="float" office:value="60069976.490000002" table:style-name="ce14">
            <text:p>60.069.976<text:s/></text:p>
          </table:table-cell>
          <table:table-cell office:value-type="float" office:value="1519.07" table:style-name="ce14">
            <text:p>1.519<text:s/></text:p>
          </table:table-cell>
          <table:table-cell office:value-type="float" office:value="50407640.420000002" table:style-name="ce14">
            <text:p>50.407.640<text:s/></text:p>
          </table:table-cell>
          <table:table-cell office:value-type="float" office:value="44374337.060000002" table:style-name="ce14">
            <text:p>44.374.337<text:s/></text:p>
          </table:table-cell>
          <table:table-cell office:value-type="float" office:value="3271196.97" table:style-name="ce14">
            <text:p>3.271.197<text:s/></text:p>
          </table:table-cell>
          <table:table-cell office:value-type="float" office:value="118769879.97" table:style-name="ce14">
            <text:p>118.769.880<text:s/></text:p>
          </table:table-cell>
          <table:table-cell office:value-type="float" office:value="22540068.620000001" table:style-name="ce14">
            <text:p>22.540.069<text:s/></text:p>
          </table:table-cell>
          <table:table-cell office:value-type="float" office:value="16644288.029999999" table:style-name="ce14">
            <text:p>16.644.288<text:s/></text:p>
          </table:table-cell>
          <table:table-cell office:value-type="float" office:value="67952824.459999993" table:style-name="ce14">
            <text:p>67.952.824<text:s/></text:p>
          </table:table-cell>
          <table:table-cell office:value-type="float" office:value="259783.03" table:style-name="ce14">
            <text:p>259.783<text:s/></text:p>
          </table:table-cell>
          <table:table-cell office:value-type="float" office:value="1006361.35" table:style-name="ce14">
            <text:p>1.006.361<text:s/></text:p>
          </table:table-cell>
          <table:table-cell office:value-type="float" office:value="3535120.66" table:style-name="ce14">
            <text:p>3.535.121<text:s/></text:p>
          </table:table-cell>
          <table:table-cell office:value-type="float" office:value="2303910.79" table:style-name="ce14">
            <text:p>2.303.911<text:s/></text:p>
          </table:table-cell>
          <table:table-cell office:value-type="float" office:value="75402731.150000006" table:style-name="ce14">
            <text:p>75.402.731<text:s/></text:p>
          </table:table-cell>
          <table:table-cell office:value-type="float" office:value="8463.4699999999993" table:style-name="ce14">
            <text:p>8.463<text:s/></text:p>
          </table:table-cell>
          <table:table-cell office:value-type="float" office:value="230609260.74000001" table:style-name="ce14">
            <text:p>230.609.261<text:s/></text:p>
          </table:table-cell>
          <table:table-cell office:value-type="float" office:value="215757948.68000001" table:style-name="ce14">
            <text:p>215.757.949<text:s/></text:p>
          </table:table-cell>
          <table:table-cell office:value-type="float" office:value="881118.94" table:style-name="ce14">
            <text:p>881.119<text:s/></text:p>
          </table:table-cell>
          <table:table-cell office:value-type="float" office:value="12560.38" table:style-name="ce14">
            <text:p>12.560<text:s/></text:p>
          </table:table-cell>
          <table:table-cell office:value-type="float" office:value="29321.03" table:style-name="ce14">
            <text:p>29.321<text:s/></text:p>
          </table:table-cell>
          <table:table-cell office:value-type="float" office:value="87627550.200000003" table:style-name="ce14">
            <text:p>87.627.550<text:s/></text:p>
          </table:table-cell>
          <table:table-cell office:value-type="float" office:value="416589940.94" table:style-name="ce14">
            <text:p>416.589.941<text:s/></text:p>
          </table:table-cell>
          <table:table-cell office:value-type="float" office:value="180422.11" table:style-name="ce14">
            <text:p>180.422<text:s/></text:p>
          </table:table-cell>
          <table:table-cell office:value-type="float" office:value="1357074580.72" table:style-name="ce14">
            <text:p>1.357.074.581<text:s/></text:p>
          </table:table-cell>
          <table:table-cell office:value-type="float" office:value="585.17999999999995" table:style-name="ce14">
            <text:p>585<text:s/></text:p>
          </table:table-cell>
          <table:table-cell office:value-type="float" office:value="2775526289.9199996" table:style-name="ce15">
            <text:p>2.775.526.2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15.52" table:style-name="ce17">
            <text:p>1.516<text:s/></text:p>
          </table:table-cell>
          <table:table-cell office:value-type="float" office:value="-0.62" table:style-name="ce17">
            <text:p>(1)</text:p>
          </table:table-cell>
          <table:table-cell office:value-type="float" office:value="0" table:style-name="ce17">
            <text:p>-<text:s/></text:p>
          </table:table-cell>
          <table:table-cell office:value-type="float" office:value="-198.48" table:style-name="ce17">
            <text:p>(198)</text:p>
          </table:table-cell>
          <table:table-cell office:value-type="float" office:value="-23.57" table:style-name="ce17">
            <text:p>(24)</text:p>
          </table:table-cell>
          <table:table-cell office:value-type="float" office:value="24020.29" table:style-name="ce17">
            <text:p>24.020<text:s/></text:p>
          </table:table-cell>
          <table:table-cell office:value-type="float" office:value="-80.959999999999994" table:style-name="ce17">
            <text:p>(81)</text:p>
          </table:table-cell>
          <table:table-cell office:value-type="float" office:value="22721.23" table:style-name="ce17">
            <text:p>22.721<text:s/></text:p>
          </table:table-cell>
          <table:table-cell office:value-type="float" office:value="4224.53" table:style-name="ce17">
            <text:p>4.225<text:s/></text:p>
          </table:table-cell>
          <table:table-cell office:value-type="float" office:value="2104.59" table:style-name="ce17">
            <text:p>2.105<text:s/></text:p>
          </table:table-cell>
          <table:table-cell office:value-type="float" office:value="22998.69" table:style-name="ce17">
            <text:p>22.999<text:s/></text:p>
          </table:table-cell>
          <table:table-cell office:value-type="float" office:value="64.75" table:style-name="ce17">
            <text:p>65<text:s/></text:p>
          </table:table-cell>
          <table:table-cell office:value-type="float" office:value="685.38" table:style-name="ce17">
            <text:p>685<text:s/></text:p>
          </table:table-cell>
          <table:table-cell office:value-type="float" office:value="-869.58" table:style-name="ce17">
            <text:p>(870)</text:p>
          </table:table-cell>
          <table:table-cell office:value-type="float" office:value="4469.2700000000004" table:style-name="ce17">
            <text:p>4.469<text:s/></text:p>
          </table:table-cell>
          <table:table-cell office:value-type="float" office:value="-3.22" table:style-name="ce17">
            <text:p>(3)</text:p>
          </table:table-cell>
          <table:table-cell office:value-type="float" office:value="-1288.3900000000001" table:style-name="ce17">
            <text:p>(1.288)</text:p>
          </table:table-cell>
          <table:table-cell office:value-type="float" office:value="-325.10000000000002" table:style-name="ce17">
            <text:p>(325)</text:p>
          </table:table-cell>
          <table:table-cell office:value-type="float" office:value="-5.8" table:style-name="ce17">
            <text:p>(6)</text:p>
          </table:table-cell>
          <table:table-cell office:value-type="float" office:value="-21.23" table:style-name="ce17">
            <text:p>(21)</text:p>
          </table:table-cell>
          <table:table-cell office:value-type="float" office:value="-0.68" table:style-name="ce17">
            <text:p>(1)</text:p>
          </table:table-cell>
          <table:table-cell office:value-type="float" office:value="4248.88" table:style-name="ce17">
            <text:p>4.249<text:s/></text:p>
          </table:table-cell>
          <table:table-cell office:value-type="float" office:value="-4576.71" table:style-name="ce17">
            <text:p>(4.577)</text:p>
          </table:table-cell>
          <table:table-cell office:value-type="float" office:value="-2.4700000000000002" table:style-name="ce17">
            <text:p>(2)</text:p>
          </table:table-cell>
          <table:table-cell office:value-type="float" office:value="610973.61" table:style-name="ce17">
            <text:p>610.974<text:s/></text:p>
          </table:table-cell>
          <table:table-cell office:value-type="float" office:value="-107.89" table:style-name="ce17">
            <text:p>(108)</text:p>
          </table:table-cell>
          <table:table-cell office:value-type="float" office:value="690522.03999999992" table:style-name="ce18">
            <text:p>690.5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337677.66" table:style-name="ce17">
            <text:p>337.678<text:s/></text:p>
          </table:table-cell>
          <table:table-cell office:value-type="float" office:value="15212549.199999999" table:style-name="ce17">
            <text:p>15.212.549<text:s/></text:p>
          </table:table-cell>
          <table:table-cell office:value-type="float" office:value="13093271.789999999" table:style-name="ce17">
            <text:p>13.093.272<text:s/></text:p>
          </table:table-cell>
          <table:table-cell office:value-type="float" office:value="184871.66" table:style-name="ce17">
            <text:p>184.872<text:s/></text:p>
          </table:table-cell>
          <table:table-cell office:value-type="float" office:value="148050991.94999999" table:style-name="ce17">
            <text:p>148.050.992<text:s/></text:p>
          </table:table-cell>
          <table:table-cell office:value-type="float" office:value="45766304.799999997" table:style-name="ce17">
            <text:p>45.766.305<text:s/></text:p>
          </table:table-cell>
          <table:table-cell office:value-type="float" office:value="5246663.47" table:style-name="ce17">
            <text:p>5.246.663<text:s/></text:p>
          </table:table-cell>
          <table:table-cell office:value-type="float" office:value="185367345.21000001" table:style-name="ce17">
            <text:p>185.367.345<text:s/></text:p>
          </table:table-cell>
          <table:table-cell office:value-type="float" office:value="53210690.649999999" table:style-name="ce17">
            <text:p>53.210.691<text:s/></text:p>
          </table:table-cell>
          <table:table-cell office:value-type="float" office:value="6377510.6100000003" table:style-name="ce17">
            <text:p>6.377.511<text:s/></text:p>
          </table:table-cell>
          <table:table-cell office:value-type="float" office:value="608559398.89999998" table:style-name="ce17">
            <text:p>608.559.399<text:s/></text:p>
          </table:table-cell>
          <table:table-cell office:value-type="float" office:value="12051198.640000001" table:style-name="ce17">
            <text:p>12.051.199<text:s/></text:p>
          </table:table-cell>
          <table:table-cell office:value-type="float" office:value="11534396.109999999" table:style-name="ce17">
            <text:p>11.534.396<text:s/></text:p>
          </table:table-cell>
          <table:table-cell office:value-type="float" office:value="12764329.109999999" table:style-name="ce17">
            <text:p>12.764.329<text:s/></text:p>
          </table:table-cell>
          <table:table-cell office:value-type="float" office:value="8996019.4199999999" table:style-name="ce17">
            <text:p>8.996.019<text:s/></text:p>
          </table:table-cell>
          <table:table-cell office:value-type="float" office:value="142682596.21000001" table:style-name="ce17">
            <text:p>142.682.596<text:s/></text:p>
          </table:table-cell>
          <table:table-cell office:value-type="float" office:value="5574820.29" table:style-name="ce17">
            <text:p>5.574.820<text:s/></text:p>
          </table:table-cell>
          <table:table-cell office:value-type="float" office:value="363878319.45999998" table:style-name="ce17">
            <text:p>363.878.319<text:s/></text:p>
          </table:table-cell>
          <table:table-cell office:value-type="float" office:value="350214366.88999999" table:style-name="ce17">
            <text:p>350.214.367<text:s/></text:p>
          </table:table-cell>
          <table:table-cell office:value-type="float" office:value="4275003.34" table:style-name="ce17">
            <text:p>4.275.003<text:s/></text:p>
          </table:table-cell>
          <table:table-cell office:value-type="float" office:value="4568333.3899999997" table:style-name="ce17">
            <text:p>4.568.333<text:s/></text:p>
          </table:table-cell>
          <table:table-cell office:value-type="float" office:value="35835.730000000003" table:style-name="ce17">
            <text:p>35.836<text:s/></text:p>
          </table:table-cell>
          <table:table-cell office:value-type="float" office:value="456215471.81" table:style-name="ce17">
            <text:p>456.215.472<text:s/></text:p>
          </table:table-cell>
          <table:table-cell office:value-type="float" office:value="412221235.19" table:style-name="ce17">
            <text:p>412.221.235<text:s/></text:p>
          </table:table-cell>
          <table:table-cell office:value-type="float" office:value="9834254.5500000007" table:style-name="ce17">
            <text:p>9.834.255<text:s/></text:p>
          </table:table-cell>
          <table:table-cell office:value-type="float" office:value="1998146104.7" table:style-name="ce17">
            <text:p>1.998.146.105<text:s/></text:p>
          </table:table-cell>
          <table:table-cell office:value-type="float" office:value="1669617.17" table:style-name="ce17">
            <text:p>1.669.617<text:s/></text:p>
          </table:table-cell>
          <table:table-cell office:value-type="float" office:value="4876069177.9100008" table:style-name="ce18">
            <text:p>4.876.069.1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297.92" table:style-name="ce17">
            <text:p>15.29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336.400000000001" table:style-name="ce17">
            <text:p>29.3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1265099.25999999" table:style-name="ce17">
            <text:p>301.265.0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4.94" table:style-name="ce17">
            <text:p>1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7.94" table:style-name="ce17">
            <text:p>248<text:s/></text:p>
          </table:table-cell>
          <table:table-cell office:value-type="float" office:value="30668.84" table:style-name="ce17">
            <text:p>30.669<text:s/></text:p>
          </table:table-cell>
          <table:table-cell office:value-type="float" office:value="375399.92" table:style-name="ce17">
            <text:p>375.400<text:s/></text:p>
          </table:table-cell>
          <table:table-cell office:value-type="float" office:value="12402.69" table:style-name="ce17">
            <text:p>12.40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4867818.239999995" table:style-name="ce17">
            <text:p>94.867.818<text:s/></text:p>
          </table:table-cell>
          <table:table-cell office:value-type="float" office:value="1557.3" table:style-name="ce17">
            <text:p>1.557<text:s/></text:p>
          </table:table-cell>
          <table:table-cell office:value-type="float" office:value="913432.54" table:style-name="ce17">
            <text:p>913.433<text:s/></text:p>
          </table:table-cell>
          <table:table-cell office:value-type="float" office:value="260496.18" table:style-name="ce17">
            <text:p>260.49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7771862.17000002" table:style-name="ce18">
            <text:p>397.771.8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63521.76" table:style-name="ce17">
            <text:p>163.522<text:s/></text:p>
          </table:table-cell>
          <table:table-cell office:value-type="float" office:value="347309.83" table:style-name="ce17">
            <text:p>347.310<text:s/></text:p>
          </table:table-cell>
          <table:table-cell office:value-type="float" office:value="3173748.4" table:style-name="ce17">
            <text:p>3.173.748<text:s/></text:p>
          </table:table-cell>
          <table:table-cell office:value-type="float" office:value="44912.93" table:style-name="ce17">
            <text:p>44.913<text:s/></text:p>
          </table:table-cell>
          <table:table-cell office:value-type="float" office:value="14015891.109999999" table:style-name="ce17">
            <text:p>14.015.891<text:s/></text:p>
          </table:table-cell>
          <table:table-cell office:value-type="float" office:value="16626001.17" table:style-name="ce17">
            <text:p>16.626.001<text:s/></text:p>
          </table:table-cell>
          <table:table-cell office:value-type="float" office:value="2460421.98" table:style-name="ce17">
            <text:p>2.460.422<text:s/></text:p>
          </table:table-cell>
          <table:table-cell office:value-type="float" office:value="428355.97" table:style-name="ce17">
            <text:p>428.356<text:s/></text:p>
          </table:table-cell>
          <table:table-cell office:value-type="float" office:value="10334492.4" table:style-name="ce17">
            <text:p>10.334.492<text:s/></text:p>
          </table:table-cell>
          <table:table-cell office:value-type="float" office:value="4668638.1399999997" table:style-name="ce17">
            <text:p>4.668.638<text:s/></text:p>
          </table:table-cell>
          <table:table-cell office:value-type="float" office:value="48007940.369999997" table:style-name="ce17">
            <text:p>48.007.940<text:s/></text:p>
          </table:table-cell>
          <table:table-cell office:value-type="float" office:value="978703.27" table:style-name="ce17">
            <text:p>978.703<text:s/></text:p>
          </table:table-cell>
          <table:table-cell office:value-type="float" office:value="6556813.7199999997" table:style-name="ce17">
            <text:p>6.556.814<text:s/></text:p>
          </table:table-cell>
          <table:table-cell office:value-type="float" office:value="1404150.05" table:style-name="ce17">
            <text:p>1.404.150<text:s/></text:p>
          </table:table-cell>
          <table:table-cell office:value-type="float" office:value="2417754.21" table:style-name="ce17">
            <text:p>2.417.754<text:s/></text:p>
          </table:table-cell>
          <table:table-cell office:value-type="float" office:value="41039864.759999998" table:style-name="ce17">
            <text:p>41.039.865<text:s/></text:p>
          </table:table-cell>
          <table:table-cell office:value-type="float" office:value="2086262.69" table:style-name="ce17">
            <text:p>2.086.263<text:s/></text:p>
          </table:table-cell>
          <table:table-cell office:value-type="float" office:value="8748459.3599999994" table:style-name="ce17">
            <text:p>8.748.459<text:s/></text:p>
          </table:table-cell>
          <table:table-cell office:value-type="float" office:value="32072580.510000002" table:style-name="ce17">
            <text:p>32.072.581<text:s/></text:p>
          </table:table-cell>
          <table:table-cell office:value-type="float" office:value="889178.54" table:style-name="ce17">
            <text:p>889.179<text:s/></text:p>
          </table:table-cell>
          <table:table-cell office:value-type="float" office:value="121601.83" table:style-name="ce17">
            <text:p>121.6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418652.18" table:style-name="ce17">
            <text:p>24.418.652<text:s/></text:p>
          </table:table-cell>
          <table:table-cell office:value-type="float" office:value="13697923.810000001" table:style-name="ce17">
            <text:p>13.697.924<text:s/></text:p>
          </table:table-cell>
          <table:table-cell office:value-type="float" office:value="437979.95" table:style-name="ce17">
            <text:p>437.980<text:s/></text:p>
          </table:table-cell>
          <table:table-cell office:value-type="float" office:value="97934851.650000006" table:style-name="ce17">
            <text:p>97.934.852<text:s/></text:p>
          </table:table-cell>
          <table:table-cell office:value-type="float" office:value="135280.24" table:style-name="ce17">
            <text:p>135.280<text:s/></text:p>
          </table:table-cell>
          <table:table-cell office:value-type="float" office:value="333211290.83000004" table:style-name="ce18">
            <text:p>333.211.2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4484.56" table:style-name="ce17">
            <text:p>54.485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242.38" table:style-name="ce17">
            <text:p>25.242<text:s/></text:p>
          </table:table-cell>
          <table:table-cell office:value-type="float" office:value="13050298" table:style-name="ce17">
            <text:p>13.050.298<text:s/></text:p>
          </table:table-cell>
          <table:table-cell office:value-type="float" office:value="7302227.0700000003" table:style-name="ce17">
            <text:p>7.302.227<text:s/></text:p>
          </table:table-cell>
          <table:table-cell office:value-type="float" office:value="27630.83" table:style-name="ce17">
            <text:p>27.631<text:s/></text:p>
          </table:table-cell>
          <table:table-cell office:value-type="float" office:value="9687.8700000000008" table:style-name="ce17">
            <text:p>9.688<text:s/></text:p>
          </table:table-cell>
          <table:table-cell office:value-type="float" office:value="5700.46" table:style-name="ce17">
            <text:p>5.700<text:s/></text:p>
          </table:table-cell>
          <table:table-cell office:value-type="float" office:value="3620" table:style-name="ce17">
            <text:p>3.6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657.27" table:style-name="ce17">
            <text:p>19.657<text:s/></text:p>
          </table:table-cell>
          <table:table-cell office:value-type="float" office:value="9060047.4700000007" table:style-name="ce17">
            <text:p>9.060.04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1075501.849999994" table:style-name="ce17">
            <text:p>71.075.502<text:s/></text:p>
          </table:table-cell>
          <table:table-cell office:value-type="float" office:value="54583509.18" table:style-name="ce17">
            <text:p>54.583.509<text:s/></text:p>
          </table:table-cell>
          <table:table-cell office:value-type="float" office:value="22708.81" table:style-name="ce17">
            <text:p>22.709<text:s/></text:p>
          </table:table-cell>
          <table:table-cell office:value-type="float" office:value="49885.22" table:style-name="ce17">
            <text:p>49.8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9410.2" table:style-name="ce17">
            <text:p>59.410<text:s/></text:p>
          </table:table-cell>
          <table:table-cell office:value-type="float" office:value="16004662.93" table:style-name="ce17">
            <text:p>16.004.66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5004363.06999999" table:style-name="ce17">
            <text:p>195.004.36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6358890.20999998" table:style-name="ce18">
            <text:p>366.358.8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147861.93" table:style-name="ce17">
            <text:p>147.862<text:s/></text:p>
          </table:table-cell>
          <table:table-cell office:value-type="float" office:value="3295.41" table:style-name="ce17">
            <text:p>3.295<text:s/></text:p>
          </table:table-cell>
          <table:table-cell office:value-type="float" office:value="6662183.4100000001" table:style-name="ce17">
            <text:p>6.662.1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2084504.049999997" table:style-name="ce17">
            <text:p>42.084.504<text:s/></text:p>
          </table:table-cell>
          <table:table-cell office:value-type="float" office:value="15925135.51" table:style-name="ce17">
            <text:p>15.925.136<text:s/></text:p>
          </table:table-cell>
          <table:table-cell office:value-type="float" office:value="1152507.5900000001" table:style-name="ce17">
            <text:p>1.152.508<text:s/></text:p>
          </table:table-cell>
          <table:table-cell office:value-type="float" office:value="106051784.59999999" table:style-name="ce17">
            <text:p>106.051.785<text:s/></text:p>
          </table:table-cell>
          <table:table-cell office:value-type="float" office:value="4047545.98" table:style-name="ce17">
            <text:p>4.047.546<text:s/></text:p>
          </table:table-cell>
          <table:table-cell office:value-type="float" office:value="268392.3" table:style-name="ce17">
            <text:p>268.392<text:s/></text:p>
          </table:table-cell>
          <table:table-cell office:value-type="float" office:value="39772805.32" table:style-name="ce17">
            <text:p>39.772.805<text:s/></text:p>
          </table:table-cell>
          <table:table-cell office:value-type="float" office:value="183366.8" table:style-name="ce17">
            <text:p>183.367<text:s/></text:p>
          </table:table-cell>
          <table:table-cell office:value-type="float" office:value="883016.85" table:style-name="ce17">
            <text:p>883.017<text:s/></text:p>
          </table:table-cell>
          <table:table-cell office:value-type="float" office:value="2057582.06" table:style-name="ce17">
            <text:p>2.057.582<text:s/></text:p>
          </table:table-cell>
          <table:table-cell office:value-type="float" office:value="652615.61" table:style-name="ce17">
            <text:p>652.616<text:s/></text:p>
          </table:table-cell>
          <table:table-cell office:value-type="float" office:value="40292974.700000003" table:style-name="ce17">
            <text:p>40.292.9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6713439.51000001" table:style-name="ce17">
            <text:p>116.713.440<text:s/></text:p>
          </table:table-cell>
          <table:table-cell office:value-type="float" office:value="101641576.12" table:style-name="ce17">
            <text:p>101.641.576<text:s/></text:p>
          </table:table-cell>
          <table:table-cell office:value-type="float" office:value="420932.49" table:style-name="ce17">
            <text:p>420.93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011.22" table:style-name="ce17">
            <text:p>13.011<text:s/></text:p>
          </table:table-cell>
          <table:table-cell office:value-type="float" office:value="127111443.09999999" table:style-name="ce17">
            <text:p>127.111.443<text:s/></text:p>
          </table:table-cell>
          <table:table-cell office:value-type="float" office:value="185993910.15000001" table:style-name="ce17">
            <text:p>185.993.910<text:s/></text:p>
          </table:table-cell>
          <table:table-cell office:value-type="float" office:value="581474.59" table:style-name="ce17">
            <text:p>581.475<text:s/></text:p>
          </table:table-cell>
          <table:table-cell office:value-type="float" office:value="512507427.13" table:style-name="ce17">
            <text:p>512.507.4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05168786.4300001" table:style-name="ce18">
            <text:p>1.305.168.7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6293.97" table:style-name="ce17">
            <text:p>26.294<text:s/></text:p>
          </table:table-cell>
          <table:table-cell office:value-type="float" office:value="14861943.959999999" table:style-name="ce17">
            <text:p>14.861.944<text:s/></text:p>
          </table:table-cell>
          <table:table-cell office:value-type="float" office:value="3202855.42" table:style-name="ce17">
            <text:p>3.202.855<text:s/></text:p>
          </table:table-cell>
          <table:table-cell office:value-type="float" office:value="139705.69" table:style-name="ce17">
            <text:p>139.706<text:s/></text:p>
          </table:table-cell>
          <table:table-cell office:value-type="float" office:value="91935298.870000005" table:style-name="ce17">
            <text:p>91.935.299<text:s/></text:p>
          </table:table-cell>
          <table:table-cell office:value-type="float" office:value="13215168.119999999" table:style-name="ce17">
            <text:p>13.215.168<text:s/></text:p>
          </table:table-cell>
          <table:table-cell office:value-type="float" office:value="1608491.52" table:style-name="ce17">
            <text:p>1.608.492<text:s/></text:p>
          </table:table-cell>
          <table:table-cell office:value-type="float" office:value="65836906.639999993" table:style-name="ce17">
            <text:p>65.836.907<text:s/></text:p>
          </table:table-cell>
          <table:table-cell office:value-type="float" office:value="31497088.800000001" table:style-name="ce17">
            <text:p>31.497.089<text:s/></text:p>
          </table:table-cell>
          <table:table-cell office:value-type="float" office:value="1412849.34" table:style-name="ce17">
            <text:p>1.412.849<text:s/></text:p>
          </table:table-cell>
          <table:table-cell office:value-type="float" office:value="219503866.08000001" table:style-name="ce17">
            <text:p>219.503.866<text:s/></text:p>
          </table:table-cell>
          <table:table-cell office:value-type="float" office:value="10883428.109999999" table:style-name="ce17">
            <text:p>10.883.428<text:s/></text:p>
          </table:table-cell>
          <table:table-cell office:value-type="float" office:value="4090840.6" table:style-name="ce17">
            <text:p>4.090.841<text:s/></text:p>
          </table:table-cell>
          <table:table-cell office:value-type="float" office:value="9302597" table:style-name="ce17">
            <text:p>9.302.597<text:s/></text:p>
          </table:table-cell>
          <table:table-cell office:value-type="float" office:value="5905992.3300000001" table:style-name="ce17">
            <text:p>5.905.992<text:s/></text:p>
          </table:table-cell>
          <table:table-cell office:value-type="float" office:value="52289709.280000001" table:style-name="ce17">
            <text:p>52.289.709<text:s/></text:p>
          </table:table-cell>
          <table:table-cell office:value-type="float" office:value="3488309.6599999997" table:style-name="ce17">
            <text:p>3.488.310<text:s/></text:p>
          </table:table-cell>
          <table:table-cell office:value-type="float" office:value="167310249.90000001" table:style-name="ce17">
            <text:p>167.310.250<text:s/></text:p>
          </table:table-cell>
          <table:table-cell office:value-type="float" office:value="161541301.16" table:style-name="ce17">
            <text:p>161.541.301<text:s/></text:p>
          </table:table-cell>
          <table:table-cell office:value-type="float" office:value="2929780.8099999996" table:style-name="ce17">
            <text:p>2.929.781<text:s/></text:p>
          </table:table-cell>
          <table:table-cell office:value-type="float" office:value="4396846.34" table:style-name="ce17">
            <text:p>4.396.846<text:s/></text:p>
          </table:table-cell>
          <table:table-cell office:value-type="float" office:value="22824.510000000002" table:style-name="ce17">
            <text:p>22.825<text:s/></text:p>
          </table:table-cell>
          <table:table-cell office:value-type="float" office:value="209758148.09" table:style-name="ce17">
            <text:p>209.758.148<text:s/></text:p>
          </table:table-cell>
          <table:table-cell office:value-type="float" office:value="196523181" table:style-name="ce17">
            <text:p>196.523.181<text:s/></text:p>
          </table:table-cell>
          <table:table-cell office:value-type="float" office:value="7901367.4699999997" table:style-name="ce17">
            <text:p>7.901.367<text:s/></text:p>
          </table:table-cell>
          <table:table-cell office:value-type="float" office:value="1192438966.6699998" table:style-name="ce17">
            <text:p>1.192.438.967<text:s/></text:p>
          </table:table-cell>
          <table:table-cell office:value-type="float" office:value="1534336.93" table:style-name="ce17">
            <text:p>1.534.337<text:s/></text:p>
          </table:table-cell>
          <table:table-cell office:value-type="float" office:value="2473558348.27" table:style-name="ce18">
            <text:p>2.473.558.3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36784221.039999999" table:style-name="ce17">
            <text:p>36.784.221<text:s/></text:p>
          </table:table-cell>
          <table:table-cell office:value-type="float" office:value="70804968.469999999" table:style-name="ce17">
            <text:p>70.804.968<text:s/></text:p>
          </table:table-cell>
          <table:table-cell office:value-type="float" office:value="384276450.56999999" table:style-name="ce17">
            <text:p>384.276.451<text:s/></text:p>
          </table:table-cell>
          <table:table-cell office:value-type="float" office:value="17040841.379999999" table:style-name="ce17">
            <text:p>17.040.841<text:s/></text:p>
          </table:table-cell>
          <table:table-cell office:value-type="float" office:value="434660655.11000001" table:style-name="ce17">
            <text:p>434.660.655<text:s/></text:p>
          </table:table-cell>
          <table:table-cell office:value-type="float" office:value="363866633.39999998" table:style-name="ce17">
            <text:p>363.866.633<text:s/></text:p>
          </table:table-cell>
          <table:table-cell office:value-type="float" office:value="5818481917.0200005" table:style-name="ce17">
            <text:p>5.818.481.917<text:s/></text:p>
          </table:table-cell>
          <table:table-cell office:value-type="float" office:value="287077739.12" table:style-name="ce17">
            <text:p>287.077.739<text:s/></text:p>
          </table:table-cell>
          <table:table-cell office:value-type="float" office:value="388454333.48000002" table:style-name="ce17">
            <text:p>388.454.333<text:s/></text:p>
          </table:table-cell>
          <table:table-cell office:value-type="float" office:value="91046408.219999999" table:style-name="ce17">
            <text:p>91.046.408<text:s/></text:p>
          </table:table-cell>
          <table:table-cell office:value-type="float" office:value="1566807888.8499999" table:style-name="ce17">
            <text:p>1.566.807.889<text:s/></text:p>
          </table:table-cell>
          <table:table-cell office:value-type="float" office:value="156642198.24000001" table:style-name="ce17">
            <text:p>156.642.198<text:s/></text:p>
          </table:table-cell>
          <table:table-cell office:value-type="float" office:value="195973393.97999999" table:style-name="ce17">
            <text:p>195.973.394<text:s/></text:p>
          </table:table-cell>
          <table:table-cell office:value-type="float" office:value="206687613.53999999" table:style-name="ce17">
            <text:p>206.687.614<text:s/></text:p>
          </table:table-cell>
          <table:table-cell office:value-type="float" office:value="118479008.34999999" table:style-name="ce17">
            <text:p>118.479.008<text:s/></text:p>
          </table:table-cell>
          <table:table-cell office:value-type="float" office:value="411844246.69" table:style-name="ce17">
            <text:p>411.844.247<text:s/></text:p>
          </table:table-cell>
          <table:table-cell office:value-type="float" office:value="75083855.290000007" table:style-name="ce17">
            <text:p>75.083.855<text:s/></text:p>
          </table:table-cell>
          <table:table-cell office:value-type="float" office:value="1057563162.97" table:style-name="ce17">
            <text:p>1.057.563.163<text:s/></text:p>
          </table:table-cell>
          <table:table-cell office:value-type="float" office:value="6145280168.96" table:style-name="ce17">
            <text:p>6.145.280.169<text:s/></text:p>
          </table:table-cell>
          <table:table-cell office:value-type="float" office:value="107820409.72" table:style-name="ce17">
            <text:p>107.820.410<text:s/></text:p>
          </table:table-cell>
          <table:table-cell office:value-type="float" office:value="52705095.759999998" table:style-name="ce17">
            <text:p>52.705.096<text:s/></text:p>
          </table:table-cell>
          <table:table-cell office:value-type="float" office:value="18092760.600000001" table:style-name="ce17">
            <text:p>18.092.761<text:s/></text:p>
          </table:table-cell>
          <table:table-cell office:value-type="float" office:value="1260220241.4300001" table:style-name="ce17">
            <text:p>1.260.220.241<text:s/></text:p>
          </table:table-cell>
          <table:table-cell office:value-type="float" office:value="726573791.65999997" table:style-name="ce17">
            <text:p>726.573.792<text:s/></text:p>
          </table:table-cell>
          <table:table-cell office:value-type="float" office:value="63214587.109999999" table:style-name="ce17">
            <text:p>63.214.587<text:s/></text:p>
          </table:table-cell>
          <table:table-cell office:value-type="float" office:value="18384575662.16" table:style-name="ce17">
            <text:p>18.384.575.662<text:s/></text:p>
          </table:table-cell>
          <table:table-cell office:value-type="float" office:value="41810742.880000003" table:style-name="ce17">
            <text:p>41.810.743<text:s/></text:p>
          </table:table-cell>
          <table:table-cell office:value-type="float" office:value="38481868995.999992" table:style-name="ce18">
            <text:p>38.481.868.9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2314650.7799999998" table:style-name="ce17">
            <text:p>2.314.651<text:s/></text:p>
          </table:table-cell>
          <table:table-cell office:value-type="float" office:value="8878669.8499999996" table:style-name="ce17">
            <text:p>8.878.670<text:s/></text:p>
          </table:table-cell>
          <table:table-cell office:value-type="float" office:value="12764458.27" table:style-name="ce17">
            <text:p>12.764.458<text:s/></text:p>
          </table:table-cell>
          <table:table-cell office:value-type="float" office:value="3259875.73" table:style-name="ce17">
            <text:p>3.259.876<text:s/></text:p>
          </table:table-cell>
          <table:table-cell office:value-type="float" office:value="43459098.659999996" table:style-name="ce17">
            <text:p>43.459.099<text:s/></text:p>
          </table:table-cell>
          <table:table-cell office:value-type="float" office:value="26706251.43" table:style-name="ce17">
            <text:p>26.706.251<text:s/></text:p>
          </table:table-cell>
          <table:table-cell office:value-type="float" office:value="52375721.700000003" table:style-name="ce17">
            <text:p>52.375.722<text:s/></text:p>
          </table:table-cell>
          <table:table-cell office:value-type="float" office:value="26513898.890000001" table:style-name="ce17">
            <text:p>26.513.899<text:s/></text:p>
          </table:table-cell>
          <table:table-cell office:value-type="float" office:value="31419483.969999999" table:style-name="ce17">
            <text:p>31.419.484<text:s/></text:p>
          </table:table-cell>
          <table:table-cell office:value-type="float" office:value="14568337.560000001" table:style-name="ce17">
            <text:p>14.568.338<text:s/></text:p>
          </table:table-cell>
          <table:table-cell office:value-type="float" office:value="125080466.11" table:style-name="ce17">
            <text:p>125.080.466<text:s/></text:p>
          </table:table-cell>
          <table:table-cell office:value-type="float" office:value="18328011.18" table:style-name="ce17">
            <text:p>18.328.011<text:s/></text:p>
          </table:table-cell>
          <table:table-cell office:value-type="float" office:value="18592690.629999999" table:style-name="ce17">
            <text:p>18.592.691<text:s/></text:p>
          </table:table-cell>
          <table:table-cell office:value-type="float" office:value="20467001.530000001" table:style-name="ce17">
            <text:p>20.467.002<text:s/></text:p>
          </table:table-cell>
          <table:table-cell office:value-type="float" office:value="12677271.539999999" table:style-name="ce17">
            <text:p>12.677.272<text:s/></text:p>
          </table:table-cell>
          <table:table-cell office:value-type="float" office:value="37208903.490000002" table:style-name="ce17">
            <text:p>37.208.903<text:s/></text:p>
          </table:table-cell>
          <table:table-cell office:value-type="float" office:value="9319909.6699999999" table:style-name="ce17">
            <text:p>9.319.910<text:s/></text:p>
          </table:table-cell>
          <table:table-cell office:value-type="float" office:value="89071368.950000003" table:style-name="ce17">
            <text:p>89.071.369<text:s/></text:p>
          </table:table-cell>
          <table:table-cell office:value-type="float" office:value="307513368.69999999" table:style-name="ce17">
            <text:p>307.513.369<text:s/></text:p>
          </table:table-cell>
          <table:table-cell office:value-type="float" office:value="12674492.640000001" table:style-name="ce17">
            <text:p>12.674.493<text:s/></text:p>
          </table:table-cell>
          <table:table-cell office:value-type="float" office:value="6760374.1200000001" table:style-name="ce17">
            <text:p>6.760.374<text:s/></text:p>
          </table:table-cell>
          <table:table-cell office:value-type="float" office:value="2819503.76" table:style-name="ce17">
            <text:p>2.819.504<text:s/></text:p>
          </table:table-cell>
          <table:table-cell office:value-type="float" office:value="113229915.38" table:style-name="ce17">
            <text:p>113.229.915<text:s/></text:p>
          </table:table-cell>
          <table:table-cell office:value-type="float" office:value="50168231.049999997" table:style-name="ce17">
            <text:p>50.168.231<text:s/></text:p>
          </table:table-cell>
          <table:table-cell office:value-type="float" office:value="8882845.5899999999" table:style-name="ce17">
            <text:p>8.882.846<text:s/></text:p>
          </table:table-cell>
          <table:table-cell office:value-type="float" office:value="642737837.97000003" table:style-name="ce17">
            <text:p>642.737.838<text:s/></text:p>
          </table:table-cell>
          <table:table-cell office:value-type="float" office:value="5307239.16" table:style-name="ce17">
            <text:p>5.307.239<text:s/></text:p>
          </table:table-cell>
          <table:table-cell office:value-type="float" office:value="1703099878.3100002" table:style-name="ce18">
            <text:p>1.703.099.8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23363005.93" table:style-name="ce17">
            <text:p>23.363.006<text:s/></text:p>
          </table:table-cell>
          <table:table-cell office:value-type="float" office:value="22081309.77" table:style-name="ce17">
            <text:p>22.081.310<text:s/></text:p>
          </table:table-cell>
          <table:table-cell office:value-type="float" office:value="204035047.93000001" table:style-name="ce17">
            <text:p>204.035.048<text:s/></text:p>
          </table:table-cell>
          <table:table-cell office:value-type="float" office:value="6792875.4900000002" table:style-name="ce17">
            <text:p>6.792.875<text:s/></text:p>
          </table:table-cell>
          <table:table-cell office:value-type="float" office:value="132745639.5" table:style-name="ce17">
            <text:p>132.745.640<text:s/></text:p>
          </table:table-cell>
          <table:table-cell office:value-type="float" office:value="124455129.59" table:style-name="ce17">
            <text:p>124.455.130<text:s/></text:p>
          </table:table-cell>
          <table:table-cell office:value-type="float" office:value="629257682.66999996" table:style-name="ce17">
            <text:p>629.257.683<text:s/></text:p>
          </table:table-cell>
          <table:table-cell office:value-type="float" office:value="127457680.23" table:style-name="ce17">
            <text:p>127.457.680<text:s/></text:p>
          </table:table-cell>
          <table:table-cell office:value-type="float" office:value="218766804.16999999" table:style-name="ce17">
            <text:p>218.766.804<text:s/></text:p>
          </table:table-cell>
          <table:table-cell office:value-type="float" office:value="33108935.43" table:style-name="ce17">
            <text:p>33.108.935<text:s/></text:p>
          </table:table-cell>
          <table:table-cell office:value-type="float" office:value="584639419.22000003" table:style-name="ce17">
            <text:p>584.639.419<text:s/></text:p>
          </table:table-cell>
          <table:table-cell office:value-type="float" office:value="73961953.489999995" table:style-name="ce17">
            <text:p>73.961.953<text:s/></text:p>
          </table:table-cell>
          <table:table-cell office:value-type="float" office:value="80000188.680000007" table:style-name="ce17">
            <text:p>80.000.189<text:s/></text:p>
          </table:table-cell>
          <table:table-cell office:value-type="float" office:value="85578595.129999995" table:style-name="ce17">
            <text:p>85.578.595<text:s/></text:p>
          </table:table-cell>
          <table:table-cell office:value-type="float" office:value="35281428.200000003" table:style-name="ce17">
            <text:p>35.281.428<text:s/></text:p>
          </table:table-cell>
          <table:table-cell office:value-type="float" office:value="161180265.13999999" table:style-name="ce17">
            <text:p>161.180.265<text:s/></text:p>
          </table:table-cell>
          <table:table-cell office:value-type="float" office:value="30117283.5" table:style-name="ce17">
            <text:p>30.117.284<text:s/></text:p>
          </table:table-cell>
          <table:table-cell office:value-type="float" office:value="465395690.18000001" table:style-name="ce17">
            <text:p>465.395.690<text:s/></text:p>
          </table:table-cell>
          <table:table-cell office:value-type="float" office:value="1363408985.1500001" table:style-name="ce17">
            <text:p>1.363.408.985<text:s/></text:p>
          </table:table-cell>
          <table:table-cell office:value-type="float" office:value="32586941.07" table:style-name="ce17">
            <text:p>32.586.941<text:s/></text:p>
          </table:table-cell>
          <table:table-cell office:value-type="float" office:value="18649024.149999999" table:style-name="ce17">
            <text:p>18.649.024<text:s/></text:p>
          </table:table-cell>
          <table:table-cell office:value-type="float" office:value="5864526.4400000004" table:style-name="ce17">
            <text:p>5.864.526<text:s/></text:p>
          </table:table-cell>
          <table:table-cell office:value-type="float" office:value="475407253.68000001" table:style-name="ce17">
            <text:p>475.407.254<text:s/></text:p>
          </table:table-cell>
          <table:table-cell office:value-type="float" office:value="351340798.22000003" table:style-name="ce17">
            <text:p>351.340.798<text:s/></text:p>
          </table:table-cell>
          <table:table-cell office:value-type="float" office:value="20097894.120000001" table:style-name="ce17">
            <text:p>20.097.894<text:s/></text:p>
          </table:table-cell>
          <table:table-cell office:value-type="float" office:value="4164916541.1599998" table:style-name="ce17">
            <text:p>4.164.916.541<text:s/></text:p>
          </table:table-cell>
          <table:table-cell office:value-type="float" office:value="21082111.420000002" table:style-name="ce17">
            <text:p>21.082.111<text:s/></text:p>
          </table:table-cell>
          <table:table-cell office:value-type="float" office:value="9491573009.6599979" table:style-name="ce18">
            <text:p>9.491.573.0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2351.98" table:style-name="ce17">
            <text:p>2.352<text:s/></text:p>
          </table:table-cell>
          <table:table-cell office:value-type="float" office:value="234472.76" table:style-name="ce17">
            <text:p>234.473<text:s/></text:p>
          </table:table-cell>
          <table:table-cell office:value-type="float" office:value="2012.89" table:style-name="ce17">
            <text:p>2.013<text:s/></text:p>
          </table:table-cell>
          <table:table-cell office:value-type="float" office:value="579919.52" table:style-name="ce17">
            <text:p>579.920<text:s/></text:p>
          </table:table-cell>
          <table:table-cell office:value-type="float" office:value="18917920.600000001" table:style-name="ce17">
            <text:p>18.917.921<text:s/></text:p>
          </table:table-cell>
          <table:table-cell office:value-type="float" office:value="86118699.489999995" table:style-name="ce17">
            <text:p>86.118.699<text:s/></text:p>
          </table:table-cell>
          <table:table-cell office:value-type="float" office:value="7609503.9199999999" table:style-name="ce17">
            <text:p>7.609.504<text:s/></text:p>
          </table:table-cell>
          <table:table-cell office:value-type="float" office:value="245092.2" table:style-name="ce17">
            <text:p>245.092<text:s/></text:p>
          </table:table-cell>
          <table:table-cell office:value-type="float" office:value="341.44" table:style-name="ce17">
            <text:p>341<text:s/></text:p>
          </table:table-cell>
          <table:table-cell office:value-type="float" office:value="22217099.640000001" table:style-name="ce17">
            <text:p>22.217.100<text:s/></text:p>
          </table:table-cell>
          <table:table-cell office:value-type="float" office:value="178684.38" table:style-name="ce17">
            <text:p>178.684<text:s/></text:p>
          </table:table-cell>
          <table:table-cell office:value-type="float" office:value="442634.91" table:style-name="ce17">
            <text:p>442.635<text:s/></text:p>
          </table:table-cell>
          <table:table-cell office:value-type="float" office:value="16790480.02" table:style-name="ce17">
            <text:p>16.790.480<text:s/></text:p>
          </table:table-cell>
          <table:table-cell office:value-type="float" office:value="14890.14" table:style-name="ce17">
            <text:p>14.890<text:s/></text:p>
          </table:table-cell>
          <table:table-cell office:value-type="float" office:value="5890045.79" table:style-name="ce17">
            <text:p>5.890.04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234968.989999998" table:style-name="ce17">
            <text:p>17.234.969<text:s/></text:p>
          </table:table-cell>
          <table:table-cell office:value-type="float" office:value="199151162.83000001" table:style-name="ce17">
            <text:p>199.151.163<text:s/></text:p>
          </table:table-cell>
          <table:table-cell office:value-type="float" office:value="36120.79" table:style-name="ce17">
            <text:p>36.121<text:s/></text:p>
          </table:table-cell>
          <table:table-cell office:value-type="float" office:value="41972.89" table:style-name="ce17">
            <text:p>41.9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374626.539999999" table:style-name="ce17">
            <text:p>25.374.627<text:s/></text:p>
          </table:table-cell>
          <table:table-cell office:value-type="float" office:value="1311152.95" table:style-name="ce17">
            <text:p>1.311.153<text:s/></text:p>
          </table:table-cell>
          <table:table-cell office:value-type="float" office:value="2081325.57" table:style-name="ce17">
            <text:p>2.081.326<text:s/></text:p>
          </table:table-cell>
          <table:table-cell office:value-type="float" office:value="539315735.09000003" table:style-name="ce17">
            <text:p>539.315.735<text:s/></text:p>
          </table:table-cell>
          <table:table-cell office:value-type="float" office:value="7047.41" table:style-name="ce17">
            <text:p>7.047<text:s/></text:p>
          </table:table-cell>
          <table:table-cell office:value-type="float" office:value="943798262.74000001" table:style-name="ce18">
            <text:p>943.798.2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23363005.93" table:style-name="ce17">
            <text:p>23.363.006<text:s/></text:p>
          </table:table-cell>
          <table:table-cell office:value-type="float" office:value="22078957.790000003" table:style-name="ce17">
            <text:p>22.078.958<text:s/></text:p>
          </table:table-cell>
          <table:table-cell office:value-type="float" office:value="203800575.17000002" table:style-name="ce17">
            <text:p>203.800.575<text:s/></text:p>
          </table:table-cell>
          <table:table-cell office:value-type="float" office:value="6790862.5999999996" table:style-name="ce17">
            <text:p>6.790.863<text:s/></text:p>
          </table:table-cell>
          <table:table-cell office:value-type="float" office:value="132165719.97999999" table:style-name="ce17">
            <text:p>132.165.720<text:s/></text:p>
          </table:table-cell>
          <table:table-cell office:value-type="float" office:value="105537208.98999999" table:style-name="ce17">
            <text:p>105.537.209<text:s/></text:p>
          </table:table-cell>
          <table:table-cell office:value-type="float" office:value="543138983.17999995" table:style-name="ce17">
            <text:p>543.138.983<text:s/></text:p>
          </table:table-cell>
          <table:table-cell office:value-type="float" office:value="119848176.31" table:style-name="ce17">
            <text:p>119.848.176<text:s/></text:p>
          </table:table-cell>
          <table:table-cell office:value-type="float" office:value="218521711.97" table:style-name="ce17">
            <text:p>218.521.712<text:s/></text:p>
          </table:table-cell>
          <table:table-cell office:value-type="float" office:value="33108593.989999998" table:style-name="ce17">
            <text:p>33.108.594<text:s/></text:p>
          </table:table-cell>
          <table:table-cell office:value-type="float" office:value="562422319.58000004" table:style-name="ce17">
            <text:p>562.422.320<text:s/></text:p>
          </table:table-cell>
          <table:table-cell office:value-type="float" office:value="73783269.109999999" table:style-name="ce17">
            <text:p>73.783.269<text:s/></text:p>
          </table:table-cell>
          <table:table-cell office:value-type="float" office:value="79557553.769999996" table:style-name="ce17">
            <text:p>79.557.554<text:s/></text:p>
          </table:table-cell>
          <table:table-cell office:value-type="float" office:value="68788115.109999999" table:style-name="ce17">
            <text:p>68.788.115<text:s/></text:p>
          </table:table-cell>
          <table:table-cell office:value-type="float" office:value="35266538.060000002" table:style-name="ce17">
            <text:p>35.266.538<text:s/></text:p>
          </table:table-cell>
          <table:table-cell office:value-type="float" office:value="155290219.34999999" table:style-name="ce17">
            <text:p>155.290.219<text:s/></text:p>
          </table:table-cell>
          <table:table-cell office:value-type="float" office:value="30117283.5" table:style-name="ce17">
            <text:p>30.117.284<text:s/></text:p>
          </table:table-cell>
          <table:table-cell office:value-type="float" office:value="448160721.18999994" table:style-name="ce17">
            <text:p>448.160.721<text:s/></text:p>
          </table:table-cell>
          <table:table-cell office:value-type="float" office:value="1164257822.3199997" table:style-name="ce17">
            <text:p>1.164.257.822<text:s/></text:p>
          </table:table-cell>
          <table:table-cell office:value-type="float" office:value="32550820.280000001" table:style-name="ce17">
            <text:p>32.550.820<text:s/></text:p>
          </table:table-cell>
          <table:table-cell office:value-type="float" office:value="18607051.260000002" table:style-name="ce17">
            <text:p>18.607.051<text:s/></text:p>
          </table:table-cell>
          <table:table-cell office:value-type="float" office:value="5864526.4400000004" table:style-name="ce17">
            <text:p>5.864.526<text:s/></text:p>
          </table:table-cell>
          <table:table-cell office:value-type="float" office:value="450032627.13999999" table:style-name="ce17">
            <text:p>450.032.627<text:s/></text:p>
          </table:table-cell>
          <table:table-cell office:value-type="float" office:value="350029645.27000004" table:style-name="ce17">
            <text:p>350.029.645<text:s/></text:p>
          </table:table-cell>
          <table:table-cell office:value-type="float" office:value="18016568.549999997" table:style-name="ce17">
            <text:p>18.016.569<text:s/></text:p>
          </table:table-cell>
          <table:table-cell office:value-type="float" office:value="3625600806.0699997" table:style-name="ce17">
            <text:p>3.625.600.806<text:s/></text:p>
          </table:table-cell>
          <table:table-cell office:value-type="float" office:value="21075064.009999998" table:style-name="ce17">
            <text:p>21.075.064<text:s/></text:p>
          </table:table-cell>
          <table:table-cell office:value-type="float" office:value="8547774746.920001" table:style-name="ce18">
            <text:p>8.547.774.7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1106564.33" table:style-name="ce17">
            <text:p>11.106.564<text:s/></text:p>
          </table:table-cell>
          <table:table-cell office:value-type="float" office:value="39844988.850000001" table:style-name="ce17">
            <text:p>39.844.989<text:s/></text:p>
          </table:table-cell>
          <table:table-cell office:value-type="float" office:value="167476944.37" table:style-name="ce17">
            <text:p>167.476.944<text:s/></text:p>
          </table:table-cell>
          <table:table-cell office:value-type="float" office:value="6988090.1600000001" table:style-name="ce17">
            <text:p>6.988.090<text:s/></text:p>
          </table:table-cell>
          <table:table-cell office:value-type="float" office:value="258455916.94999999" table:style-name="ce17">
            <text:p>258.455.917<text:s/></text:p>
          </table:table-cell>
          <table:table-cell office:value-type="float" office:value="212705252.38" table:style-name="ce17">
            <text:p>212.705.252<text:s/></text:p>
          </table:table-cell>
          <table:table-cell office:value-type="float" office:value="5136848512.6499996" table:style-name="ce17">
            <text:p>5.136.848.513<text:s/></text:p>
          </table:table-cell>
          <table:table-cell office:value-type="float" office:value="133106160" table:style-name="ce17">
            <text:p>133.106.160<text:s/></text:p>
          </table:table-cell>
          <table:table-cell office:value-type="float" office:value="138268045.34" table:style-name="ce17">
            <text:p>138.268.045<text:s/></text:p>
          </table:table-cell>
          <table:table-cell office:value-type="float" office:value="43369135.229999997" table:style-name="ce17">
            <text:p>43.369.135<text:s/></text:p>
          </table:table-cell>
          <table:table-cell office:value-type="float" office:value="857088003.51999998" table:style-name="ce17">
            <text:p>857.088.004<text:s/></text:p>
          </table:table-cell>
          <table:table-cell office:value-type="float" office:value="64352233.57" table:style-name="ce17">
            <text:p>64.352.234<text:s/></text:p>
          </table:table-cell>
          <table:table-cell office:value-type="float" office:value="97380514.670000002" table:style-name="ce17">
            <text:p>97.380.515<text:s/></text:p>
          </table:table-cell>
          <table:table-cell office:value-type="float" office:value="100642016.88" table:style-name="ce17">
            <text:p>100.642.017<text:s/></text:p>
          </table:table-cell>
          <table:table-cell office:value-type="float" office:value="70520308.609999999" table:style-name="ce17">
            <text:p>70.520.309<text:s/></text:p>
          </table:table-cell>
          <table:table-cell office:value-type="float" office:value="213455078.06" table:style-name="ce17">
            <text:p>213.455.078<text:s/></text:p>
          </table:table-cell>
          <table:table-cell office:value-type="float" office:value="35646662.119999997" table:style-name="ce17">
            <text:p>35.646.662<text:s/></text:p>
          </table:table-cell>
          <table:table-cell office:value-type="float" office:value="503096103.83999997" table:style-name="ce17">
            <text:p>503.096.104<text:s/></text:p>
          </table:table-cell>
          <table:table-cell office:value-type="float" office:value="4474357815.1099997" table:style-name="ce17">
            <text:p>4.474.357.815<text:s/></text:p>
          </table:table-cell>
          <table:table-cell office:value-type="float" office:value="62558976.009999998" table:style-name="ce17">
            <text:p>62.558.976<text:s/></text:p>
          </table:table-cell>
          <table:table-cell office:value-type="float" office:value="27295697.489999998" table:style-name="ce17">
            <text:p>27.295.697<text:s/></text:p>
          </table:table-cell>
          <table:table-cell office:value-type="float" office:value="9408730.4000000004" table:style-name="ce17">
            <text:p>9.408.730<text:s/></text:p>
          </table:table-cell>
          <table:table-cell office:value-type="float" office:value="671583072.37" table:style-name="ce17">
            <text:p>671.583.072<text:s/></text:p>
          </table:table-cell>
          <table:table-cell office:value-type="float" office:value="325064762.38999999" table:style-name="ce17">
            <text:p>325.064.762<text:s/></text:p>
          </table:table-cell>
          <table:table-cell office:value-type="float" office:value="34233847.399999999" table:style-name="ce17">
            <text:p>34.233.847<text:s/></text:p>
          </table:table-cell>
          <table:table-cell office:value-type="float" office:value="13576921283.030001" table:style-name="ce17">
            <text:p>13.576.921.283<text:s/></text:p>
          </table:table-cell>
          <table:table-cell office:value-type="float" office:value="15421392.300000001" table:style-name="ce17">
            <text:p>15.421.392<text:s/></text:p>
          </table:table-cell>
          <table:table-cell office:value-type="float" office:value="27287196108.029999" table:style-name="ce18">
            <text:p>27.287.196.1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9950106.8800000008" table:style-name="ce17">
            <text:p>9.950.107<text:s/></text:p>
          </table:table-cell>
          <table:table-cell office:value-type="float" office:value="36316004.289999999" table:style-name="ce17">
            <text:p>36.316.004<text:s/></text:p>
          </table:table-cell>
          <table:table-cell office:value-type="float" office:value="82266369.780000001" table:style-name="ce17">
            <text:p>82.266.370<text:s/></text:p>
          </table:table-cell>
          <table:table-cell office:value-type="float" office:value="6485074.2300000004" table:style-name="ce17">
            <text:p>6.485.074<text:s/></text:p>
          </table:table-cell>
          <table:table-cell office:value-type="float" office:value="199091105.40000001" table:style-name="ce17">
            <text:p>199.091.105<text:s/></text:p>
          </table:table-cell>
          <table:table-cell office:value-type="float" office:value="140525949.30000001" table:style-name="ce17">
            <text:p>140.525.949<text:s/></text:p>
          </table:table-cell>
          <table:table-cell office:value-type="float" office:value="3896849448.0099998" table:style-name="ce17">
            <text:p>3.896.849.448<text:s/></text:p>
          </table:table-cell>
          <table:table-cell office:value-type="float" office:value="90928333.640000001" table:style-name="ce17">
            <text:p>90.928.334<text:s/></text:p>
          </table:table-cell>
          <table:table-cell office:value-type="float" office:value="116242763.2" table:style-name="ce17">
            <text:p>116.242.763<text:s/></text:p>
          </table:table-cell>
          <table:table-cell office:value-type="float" office:value="39020486.149999999" table:style-name="ce17">
            <text:p>39.020.486<text:s/></text:p>
          </table:table-cell>
          <table:table-cell office:value-type="float" office:value="473962579.82999998" table:style-name="ce17">
            <text:p>473.962.580<text:s/></text:p>
          </table:table-cell>
          <table:table-cell office:value-type="float" office:value="48449644.530000001" table:style-name="ce17">
            <text:p>48.449.645<text:s/></text:p>
          </table:table-cell>
          <table:table-cell office:value-type="float" office:value="77183661.959999993" table:style-name="ce17">
            <text:p>77.183.662<text:s/></text:p>
          </table:table-cell>
          <table:table-cell office:value-type="float" office:value="82815162.480000004" table:style-name="ce17">
            <text:p>82.815.162<text:s/></text:p>
          </table:table-cell>
          <table:table-cell office:value-type="float" office:value="64071700.789999999" table:style-name="ce17">
            <text:p>64.071.701<text:s/></text:p>
          </table:table-cell>
          <table:table-cell office:value-type="float" office:value="165514926" table:style-name="ce17">
            <text:p>165.514.926<text:s/></text:p>
          </table:table-cell>
          <table:table-cell office:value-type="float" office:value="29924521.129999999" table:style-name="ce17">
            <text:p>29.924.521<text:s/></text:p>
          </table:table-cell>
          <table:table-cell office:value-type="float" office:value="338909033.31" table:style-name="ce17">
            <text:p>338.909.033<text:s/></text:p>
          </table:table-cell>
          <table:table-cell office:value-type="float" office:value="1153012342.8" table:style-name="ce17">
            <text:p>1.153.012.343<text:s/></text:p>
          </table:table-cell>
          <table:table-cell office:value-type="float" office:value="51386542.399999999" table:style-name="ce17">
            <text:p>51.386.542<text:s/></text:p>
          </table:table-cell>
          <table:table-cell office:value-type="float" office:value="23099924.890000001" table:style-name="ce17">
            <text:p>23.099.925<text:s/></text:p>
          </table:table-cell>
          <table:table-cell office:value-type="float" office:value="8746083.6600000001" table:style-name="ce17">
            <text:p>8.746.084<text:s/></text:p>
          </table:table-cell>
          <table:table-cell office:value-type="float" office:value="428226322.64999998" table:style-name="ce17">
            <text:p>428.226.323<text:s/></text:p>
          </table:table-cell>
          <table:table-cell office:value-type="float" office:value="219421742.88999999" table:style-name="ce17">
            <text:p>219.421.743<text:s/></text:p>
          </table:table-cell>
          <table:table-cell office:value-type="float" office:value="29389008.539999999" table:style-name="ce17">
            <text:p>29.389.009<text:s/></text:p>
          </table:table-cell>
          <table:table-cell office:value-type="float" office:value="2998666002.9000001" table:style-name="ce17">
            <text:p>2.998.666.003<text:s/></text:p>
          </table:table-cell>
          <table:table-cell office:value-type="float" office:value="13732079.68" table:style-name="ce17">
            <text:p>13.732.080<text:s/></text:p>
          </table:table-cell>
          <table:table-cell office:value-type="float" office:value="10824186921.32" table:style-name="ce18">
            <text:p>10.824.186.9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79609.56" table:style-name="ce17">
            <text:p>279.610<text:s/></text:p>
          </table:table-cell>
          <table:table-cell office:value-type="float" office:value="1609815.93" table:style-name="ce17">
            <text:p>1.609.816<text:s/></text:p>
          </table:table-cell>
          <table:table-cell office:value-type="float" office:value="45878433.880000003" table:style-name="ce17">
            <text:p>45.878.434<text:s/></text:p>
          </table:table-cell>
          <table:table-cell office:value-type="float" office:value="97876.21" table:style-name="ce17">
            <text:p>97.876<text:s/></text:p>
          </table:table-cell>
          <table:table-cell office:value-type="float" office:value="19278414.68" table:style-name="ce17">
            <text:p>19.278.415<text:s/></text:p>
          </table:table-cell>
          <table:table-cell office:value-type="float" office:value="41597026.229999997" table:style-name="ce17">
            <text:p>41.597.026<text:s/></text:p>
          </table:table-cell>
          <table:table-cell office:value-type="float" office:value="801561198.32000005" table:style-name="ce17">
            <text:p>801.561.198<text:s/></text:p>
          </table:table-cell>
          <table:table-cell office:value-type="float" office:value="16354594.5" table:style-name="ce17">
            <text:p>16.354.595<text:s/></text:p>
          </table:table-cell>
          <table:table-cell office:value-type="float" office:value="8766262.5399999991" table:style-name="ce17">
            <text:p>8.766.263<text:s/></text:p>
          </table:table-cell>
          <table:table-cell office:value-type="float" office:value="1221424.3700000001" table:style-name="ce17">
            <text:p>1.221.424<text:s/></text:p>
          </table:table-cell>
          <table:table-cell office:value-type="float" office:value="101394171.45" table:style-name="ce17">
            <text:p>101.394.171<text:s/></text:p>
          </table:table-cell>
          <table:table-cell office:value-type="float" office:value="5261471.5999999996" table:style-name="ce17">
            <text:p>5.261.472<text:s/></text:p>
          </table:table-cell>
          <table:table-cell office:value-type="float" office:value="6611556.71" table:style-name="ce17">
            <text:p>6.611.557<text:s/></text:p>
          </table:table-cell>
          <table:table-cell office:value-type="float" office:value="5090694.29" table:style-name="ce17">
            <text:p>5.090.694<text:s/></text:p>
          </table:table-cell>
          <table:table-cell office:value-type="float" office:value="2337116.17" table:style-name="ce17">
            <text:p>2.337.116<text:s/></text:p>
          </table:table-cell>
          <table:table-cell office:value-type="float" office:value="17496086.57" table:style-name="ce17">
            <text:p>17.496.087<text:s/></text:p>
          </table:table-cell>
          <table:table-cell office:value-type="float" office:value="3537032.22" table:style-name="ce17">
            <text:p>3.537.032<text:s/></text:p>
          </table:table-cell>
          <table:table-cell office:value-type="float" office:value="62459767.229999997" table:style-name="ce17">
            <text:p>62.459.767<text:s/></text:p>
          </table:table-cell>
          <table:table-cell office:value-type="float" office:value="2305009096.9299998" table:style-name="ce17">
            <text:p>2.305.009.097<text:s/></text:p>
          </table:table-cell>
          <table:table-cell office:value-type="float" office:value="7051995.2300000004" table:style-name="ce17">
            <text:p>7.051.995<text:s/></text:p>
          </table:table-cell>
          <table:table-cell office:value-type="float" office:value="3054227.75" table:style-name="ce17">
            <text:p>3.054.228<text:s/></text:p>
          </table:table-cell>
          <table:table-cell office:value-type="float" office:value="108794.45" table:style-name="ce17">
            <text:p>108.794<text:s/></text:p>
          </table:table-cell>
          <table:table-cell office:value-type="float" office:value="129462676.19" table:style-name="ce17">
            <text:p>129.462.676<text:s/></text:p>
          </table:table-cell>
          <table:table-cell office:value-type="float" office:value="63013482.909999996" table:style-name="ce17">
            <text:p>63.013.483<text:s/></text:p>
          </table:table-cell>
          <table:table-cell office:value-type="float" office:value="2298250.6" table:style-name="ce17">
            <text:p>2.298.251<text:s/></text:p>
          </table:table-cell>
          <table:table-cell office:value-type="float" office:value="6177408147.71" table:style-name="ce17">
            <text:p>6.177.408.148<text:s/></text:p>
          </table:table-cell>
          <table:table-cell office:value-type="float" office:value="686436.58" table:style-name="ce17">
            <text:p>686.437<text:s/></text:p>
          </table:table-cell>
          <table:table-cell office:value-type="float" office:value="9828925660.8099995" table:style-name="ce18">
            <text:p>9.828.925.6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0617.58" table:style-name="ce17">
            <text:p>10.618<text:s/></text:p>
          </table:table-cell>
          <table:table-cell office:value-type="float" office:value="253602.06" table:style-name="ce17">
            <text:p>253.602<text:s/></text:p>
          </table:table-cell>
          <table:table-cell office:value-type="float" office:value="33227019.829999998" table:style-name="ce17">
            <text:p>33.227.020<text:s/></text:p>
          </table:table-cell>
          <table:table-cell office:value-type="float" office:value="34431.919999999998" table:style-name="ce17">
            <text:p>34.432<text:s/></text:p>
          </table:table-cell>
          <table:table-cell office:value-type="float" office:value="19349244.309999999" table:style-name="ce17">
            <text:p>19.349.244<text:s/></text:p>
          </table:table-cell>
          <table:table-cell office:value-type="float" office:value="9801510.7400000002" table:style-name="ce17">
            <text:p>9.801.511<text:s/></text:p>
          </table:table-cell>
          <table:table-cell office:value-type="float" office:value="274005675.38" table:style-name="ce17">
            <text:p>274.005.675<text:s/></text:p>
          </table:table-cell>
          <table:table-cell office:value-type="float" office:value="15748540.529999999" table:style-name="ce17">
            <text:p>15.748.541<text:s/></text:p>
          </table:table-cell>
          <table:table-cell office:value-type="float" office:value="5452246.5199999996" table:style-name="ce17">
            <text:p>5.452.247<text:s/></text:p>
          </table:table-cell>
          <table:table-cell office:value-type="float" office:value="280701.19" table:style-name="ce17">
            <text:p>280.701<text:s/></text:p>
          </table:table-cell>
          <table:table-cell office:value-type="float" office:value="241159779.12" table:style-name="ce17">
            <text:p>241.159.779<text:s/></text:p>
          </table:table-cell>
          <table:table-cell office:value-type="float" office:value="7843390.79" table:style-name="ce17">
            <text:p>7.843.391<text:s/></text:p>
          </table:table-cell>
          <table:table-cell office:value-type="float" office:value="8934345.0800000001" table:style-name="ce17">
            <text:p>8.934.345<text:s/></text:p>
          </table:table-cell>
          <table:table-cell office:value-type="float" office:value="8737946.3599999994" table:style-name="ce17">
            <text:p>8.737.946<text:s/></text:p>
          </table:table-cell>
          <table:table-cell office:value-type="float" office:value="1048700.19" table:style-name="ce17">
            <text:p>1.048.700<text:s/></text:p>
          </table:table-cell>
          <table:table-cell office:value-type="float" office:value="8301166.5999999996" table:style-name="ce17">
            <text:p>8.301.167<text:s/></text:p>
          </table:table-cell>
          <table:table-cell office:value-type="float" office:value="105849.72" table:style-name="ce17">
            <text:p>105.850<text:s/></text:p>
          </table:table-cell>
          <table:table-cell office:value-type="float" office:value="72528389.569999993" table:style-name="ce17">
            <text:p>72.528.390<text:s/></text:p>
          </table:table-cell>
          <table:table-cell office:value-type="float" office:value="849619027.61000001" table:style-name="ce17">
            <text:p>849.619.028<text:s/></text:p>
          </table:table-cell>
          <table:table-cell office:value-type="float" office:value="2073155.39" table:style-name="ce17">
            <text:p>2.073.155<text:s/></text:p>
          </table:table-cell>
          <table:table-cell office:value-type="float" office:value="194470.55" table:style-name="ce17">
            <text:p>194.471<text:s/></text:p>
          </table:table-cell>
          <table:table-cell office:value-type="float" office:value="41113.839999999997" table:style-name="ce17">
            <text:p>41.114<text:s/></text:p>
          </table:table-cell>
          <table:table-cell office:value-type="float" office:value="62730463.890000001" table:style-name="ce17">
            <text:p>62.730.464<text:s/></text:p>
          </table:table-cell>
          <table:table-cell office:value-type="float" office:value="16871691.359999999" table:style-name="ce17">
            <text:p>16.871.691<text:s/></text:p>
          </table:table-cell>
          <table:table-cell office:value-type="float" office:value="460245.94" table:style-name="ce17">
            <text:p>460.246<text:s/></text:p>
          </table:table-cell>
          <table:table-cell office:value-type="float" office:value="3906045955.6199999" table:style-name="ce17">
            <text:p>3.906.045.956<text:s/></text:p>
          </table:table-cell>
          <table:table-cell office:value-type="float" office:value="217049.5" table:style-name="ce17">
            <text:p>217.050<text:s/></text:p>
          </table:table-cell>
          <table:table-cell office:value-type="float" office:value="5545076331.1899996" table:style-name="ce18">
            <text:p>5.545.076.3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866230.30999999994" table:style-name="ce17">
            <text:p>866.230<text:s/></text:p>
          </table:table-cell>
          <table:table-cell office:value-type="float" office:value="1665566.5699999998" table:style-name="ce17">
            <text:p>1.665.567<text:s/></text:p>
          </table:table-cell>
          <table:table-cell office:value-type="float" office:value="6105120.8799999999" table:style-name="ce17">
            <text:p>6.105.121<text:s/></text:p>
          </table:table-cell>
          <table:table-cell office:value-type="float" office:value="370707.80000000005" table:style-name="ce17">
            <text:p>370.708<text:s/></text:p>
          </table:table-cell>
          <table:table-cell office:value-type="float" office:value="20737152.560000002" table:style-name="ce17">
            <text:p>20.737.153<text:s/></text:p>
          </table:table-cell>
          <table:table-cell office:value-type="float" office:value="20780766.109999999" table:style-name="ce17">
            <text:p>20.780.766<text:s/></text:p>
          </table:table-cell>
          <table:table-cell office:value-type="float" office:value="164432190.94" table:style-name="ce17">
            <text:p>164.432.191<text:s/></text:p>
          </table:table-cell>
          <table:table-cell office:value-type="float" office:value="10074691.329999998" table:style-name="ce17">
            <text:p>10.074.691<text:s/></text:p>
          </table:table-cell>
          <table:table-cell office:value-type="float" office:value="7806773.0800000001" table:style-name="ce17">
            <text:p>7.806.773<text:s/></text:p>
          </table:table-cell>
          <table:table-cell office:value-type="float" office:value="2846523.5200000005" table:style-name="ce17">
            <text:p>2.846.524<text:s/></text:p>
          </table:table-cell>
          <table:table-cell office:value-type="float" office:value="40571473.120000005" table:style-name="ce17">
            <text:p>40.571.473<text:s/></text:p>
          </table:table-cell>
          <table:table-cell office:value-type="float" office:value="2797726.65" table:style-name="ce17">
            <text:p>2.797.727<text:s/></text:p>
          </table:table-cell>
          <table:table-cell office:value-type="float" office:value="4650950.92" table:style-name="ce17">
            <text:p>4.650.951<text:s/></text:p>
          </table:table-cell>
          <table:table-cell office:value-type="float" office:value="3998213.75" table:style-name="ce17">
            <text:p>3.998.214<text:s/></text:p>
          </table:table-cell>
          <table:table-cell office:value-type="float" office:value="3062791.46" table:style-name="ce17">
            <text:p>3.062.791<text:s/></text:p>
          </table:table-cell>
          <table:table-cell office:value-type="float" office:value="22142898.890000001" table:style-name="ce17">
            <text:p>22.142.899<text:s/></text:p>
          </table:table-cell>
          <table:table-cell office:value-type="float" office:value="2079259.05" table:style-name="ce17">
            <text:p>2.079.259<text:s/></text:p>
          </table:table-cell>
          <table:table-cell office:value-type="float" office:value="29198913.73" table:style-name="ce17">
            <text:p>29.198.914<text:s/></text:p>
          </table:table-cell>
          <table:table-cell office:value-type="float" office:value="166717347.77000001" table:style-name="ce17">
            <text:p>166.717.348<text:s/></text:p>
          </table:table-cell>
          <table:table-cell office:value-type="float" office:value="2047282.99" table:style-name="ce17">
            <text:p>2.047.283<text:s/></text:p>
          </table:table-cell>
          <table:table-cell office:value-type="float" office:value="947074.29999999993" table:style-name="ce17">
            <text:p>947.074<text:s/></text:p>
          </table:table-cell>
          <table:table-cell office:value-type="float" office:value="512738.45000000007" table:style-name="ce17">
            <text:p>512.738<text:s/></text:p>
          </table:table-cell>
          <table:table-cell office:value-type="float" office:value="51163609.640000001" table:style-name="ce17">
            <text:p>51.163.610<text:s/></text:p>
          </table:table-cell>
          <table:table-cell office:value-type="float" office:value="25757845.23" table:style-name="ce17">
            <text:p>25.757.845<text:s/></text:p>
          </table:table-cell>
          <table:table-cell office:value-type="float" office:value="2086342.3199999998" table:style-name="ce17">
            <text:p>2.086.342<text:s/></text:p>
          </table:table-cell>
          <table:table-cell office:value-type="float" office:value="494801176.80000001" table:style-name="ce17">
            <text:p>494.801.177<text:s/></text:p>
          </table:table-cell>
          <table:table-cell office:value-type="float" office:value="785826.54" table:style-name="ce17">
            <text:p>785.827<text:s/></text:p>
          </table:table-cell>
          <table:table-cell office:value-type="float" office:value="1089007194.71" table:style-name="ce18">
            <text:p>1.089.007.1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38970.47" table:style-name="ce17">
            <text:p>338.970<text:s/></text:p>
          </table:table-cell>
          <table:table-cell office:value-type="float" office:value="1112811.3899999999" table:style-name="ce17">
            <text:p>1.112.811<text:s/></text:p>
          </table:table-cell>
          <table:table-cell office:value-type="float" office:value="4245409.42" table:style-name="ce17">
            <text:p>4.245.409<text:s/></text:p>
          </table:table-cell>
          <table:table-cell office:value-type="float" office:value="299934.21000000002" table:style-name="ce17">
            <text:p>299.934<text:s/></text:p>
          </table:table-cell>
          <table:table-cell office:value-type="float" office:value="6649644.75" table:style-name="ce17">
            <text:p>6.649.645<text:s/></text:p>
          </table:table-cell>
          <table:table-cell office:value-type="float" office:value="4381912.04" table:style-name="ce17">
            <text:p>4.381.912<text:s/></text:p>
          </table:table-cell>
          <table:table-cell office:value-type="float" office:value="568738452.81999993" table:style-name="ce17">
            <text:p>568.738.453<text:s/></text:p>
          </table:table-cell>
          <table:table-cell office:value-type="float" office:value="16481532.65" table:style-name="ce17">
            <text:p>16.481.533<text:s/></text:p>
          </table:table-cell>
          <table:table-cell office:value-type="float" office:value="11779502.470000001" table:style-name="ce17">
            <text:p>11.779.502<text:s/></text:p>
          </table:table-cell>
          <table:table-cell office:value-type="float" office:value="555916.06999999995" table:style-name="ce17">
            <text:p>555.916<text:s/></text:p>
          </table:table-cell>
          <table:table-cell office:value-type="float" office:value="98066245.099999994" table:style-name="ce17">
            <text:p>98.066.245<text:s/></text:p>
          </table:table-cell>
          <table:table-cell office:value-type="float" office:value="6473044.0300000003" table:style-name="ce17">
            <text:p>6.473.044<text:s/></text:p>
          </table:table-cell>
          <table:table-cell office:value-type="float" office:value="15827270.810000001" table:style-name="ce17">
            <text:p>15.827.271<text:s/></text:p>
          </table:table-cell>
          <table:table-cell office:value-type="float" office:value="12500473.84" table:style-name="ce17">
            <text:p>12.500.474<text:s/></text:p>
          </table:table-cell>
          <table:table-cell office:value-type="float" office:value="1780165.66" table:style-name="ce17">
            <text:p>1.780.166<text:s/></text:p>
          </table:table-cell>
          <table:table-cell office:value-type="float" office:value="13295805.92" table:style-name="ce17">
            <text:p>13.295.806<text:s/></text:p>
          </table:table-cell>
          <table:table-cell office:value-type="float" office:value="139080.34" table:style-name="ce17">
            <text:p>139.080<text:s/></text:p>
          </table:table-cell>
          <table:table-cell office:value-type="float" office:value="70243325.409999996" table:style-name="ce17">
            <text:p>70.243.325<text:s/></text:p>
          </table:table-cell>
          <table:table-cell office:value-type="float" office:value="184327441.78" table:style-name="ce17">
            <text:p>184.327.442<text:s/></text:p>
          </table:table-cell>
          <table:table-cell office:value-type="float" office:value="1063693.97" table:style-name="ce17">
            <text:p>1.063.694<text:s/></text:p>
          </table:table-cell>
          <table:table-cell office:value-type="float" office:value="7275674.71" table:style-name="ce17">
            <text:p>7.275.675<text:s/></text:p>
          </table:table-cell>
          <table:table-cell office:value-type="float" office:value="45226.03" table:style-name="ce17">
            <text:p>45.226<text:s/></text:p>
          </table:table-cell>
          <table:table-cell office:value-type="float" office:value="131333052.06" table:style-name="ce17">
            <text:p>131.333.052<text:s/></text:p>
          </table:table-cell>
          <table:table-cell office:value-type="float" office:value="31612012.559999999" table:style-name="ce17">
            <text:p>31.612.013<text:s/></text:p>
          </table:table-cell>
          <table:table-cell office:value-type="float" office:value="4891322.0199999996" table:style-name="ce17">
            <text:p>4.891.322<text:s/></text:p>
          </table:table-cell>
          <table:table-cell office:value-type="float" office:value="2430927694.1999998" table:style-name="ce17">
            <text:p>2.430.927.694<text:s/></text:p>
          </table:table-cell>
          <table:table-cell office:value-type="float" office:value="281957.07" table:style-name="ce17">
            <text:p>281.957<text:s/></text:p>
          </table:table-cell>
          <table:table-cell office:value-type="float" office:value="3624667571.7999997" table:style-name="ce18">
            <text:p>3.624.667.5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81161.850000000006" table:style-name="ce17">
            <text:p>81.162<text:s/></text:p>
          </table:table-cell>
          <table:table-cell office:value-type="float" office:value="475952.82" table:style-name="ce17">
            <text:p>475.953<text:s/></text:p>
          </table:table-cell>
          <table:table-cell office:value-type="float" office:value="174995.07" table:style-name="ce17">
            <text:p>174.995<text:s/></text:p>
          </table:table-cell>
          <table:table-cell office:value-type="float" office:value="44124.49" table:style-name="ce17">
            <text:p>44.124<text:s/></text:p>
          </table:table-cell>
          <table:table-cell office:value-type="float" office:value="2993091.26" table:style-name="ce17">
            <text:p>2.993.091<text:s/></text:p>
          </table:table-cell>
          <table:table-cell office:value-type="float" office:value="374423.83" table:style-name="ce17">
            <text:p>374.424<text:s/></text:p>
          </table:table-cell>
          <table:table-cell office:value-type="float" office:value="329633.32999999996" table:style-name="ce17">
            <text:p>329.633<text:s/></text:p>
          </table:table-cell>
          <table:table-cell office:value-type="float" office:value="289476.90000000002" table:style-name="ce17">
            <text:p>289.477<text:s/></text:p>
          </table:table-cell>
          <table:table-cell office:value-type="float" office:value="12779540.57" table:style-name="ce17">
            <text:p>12.779.541<text:s/></text:p>
          </table:table-cell>
          <table:table-cell office:value-type="float" office:value="646685.35" table:style-name="ce17">
            <text:p>646.685<text:s/></text:p>
          </table:table-cell>
          <table:table-cell office:value-type="float" office:value="11191005.189999999" table:style-name="ce17">
            <text:p>11.191.005<text:s/></text:p>
          </table:table-cell>
          <table:table-cell office:value-type="float" office:value="31137278.91" table:style-name="ce17">
            <text:p>31.137.279<text:s/></text:p>
          </table:table-cell>
          <table:table-cell office:value-type="float" office:value="18649481.75" table:style-name="ce17">
            <text:p>18.649.482<text:s/></text:p>
          </table:table-cell>
          <table:table-cell office:value-type="float" office:value="2312088.89" table:style-name="ce17">
            <text:p>2.312.089<text:s/></text:p>
          </table:table-cell>
          <table:table-cell office:value-type="float" office:value="454374.46" table:style-name="ce17">
            <text:p>454.374<text:s/></text:p>
          </table:table-cell>
          <table:table-cell office:value-type="float" office:value="684977.76" table:style-name="ce17">
            <text:p>684.978<text:s/></text:p>
          </table:table-cell>
          <table:table-cell office:value-type="float" office:value="1421812.69" table:style-name="ce17">
            <text:p>1.421.813<text:s/></text:p>
          </table:table-cell>
          <table:table-cell office:value-type="float" office:value="10117216.41" table:style-name="ce17">
            <text:p>10.117.216<text:s/></text:p>
          </table:table-cell>
          <table:table-cell office:value-type="float" office:value="1597073.69" table:style-name="ce17">
            <text:p>1.597.074<text:s/></text:p>
          </table:table-cell>
          <table:table-cell office:value-type="float" office:value="188357.9" table:style-name="ce17">
            <text:p>188.358<text:s/></text:p>
          </table:table-cell>
          <table:table-cell office:value-type="float" office:value="485458.05" table:style-name="ce17">
            <text:p>485.458<text:s/></text:p>
          </table:table-cell>
          <table:table-cell office:value-type="float" office:value="113073.22" table:style-name="ce17">
            <text:p>113.073<text:s/></text:p>
          </table:table-cell>
          <table:table-cell office:value-type="float" office:value="12113838.130000001" table:style-name="ce17">
            <text:p>12.113.838<text:s/></text:p>
          </table:table-cell>
          <table:table-cell office:value-type="float" office:value="1066842.42" table:style-name="ce17">
            <text:p>1.066.842<text:s/></text:p>
          </table:table-cell>
          <table:table-cell office:value-type="float" office:value="258917.75" table:style-name="ce17">
            <text:p>258.918<text:s/></text:p>
          </table:table-cell>
          <table:table-cell office:value-type="float" office:value="20396419.760000002" table:style-name="ce17">
            <text:p>20.396.420<text:s/></text:p>
          </table:table-cell>
          <table:table-cell office:value-type="float" office:value="1691014.75" table:style-name="ce17">
            <text:p>1.691.015<text:s/></text:p>
          </table:table-cell>
          <table:table-cell office:value-type="float" office:value="132068317.2" table:style-name="ce18">
            <text:p>132.068.3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35839407.899999999" table:style-name="ce17">
            <text:p>35.839.408<text:s/></text:p>
          </table:table-cell>
          <table:table-cell office:value-type="float" office:value="60981262.649999999" table:style-name="ce17">
            <text:p>60.981.263<text:s/></text:p>
          </table:table-cell>
          <table:table-cell office:value-type="float" office:value="299823648.81" table:style-name="ce17">
            <text:p>299.823.649<text:s/></text:p>
          </table:table-cell>
          <table:table-cell office:value-type="float" office:value="9013298.8200000003" table:style-name="ce17">
            <text:p>9.013.299<text:s/></text:p>
          </table:table-cell>
          <table:table-cell office:value-type="float" office:value="486122702.98000002" table:style-name="ce17">
            <text:p>486.122.703<text:s/></text:p>
          </table:table-cell>
          <table:table-cell office:value-type="float" office:value="330615642.67000002" table:style-name="ce17">
            <text:p>330.615.643<text:s/></text:p>
          </table:table-cell>
          <table:table-cell office:value-type="float" office:value="778190299.5" table:style-name="ce17">
            <text:p>778.190.300<text:s/></text:p>
          </table:table-cell>
          <table:table-cell office:value-type="float" office:value="325059717.73000002" table:style-name="ce17">
            <text:p>325.059.718<text:s/></text:p>
          </table:table-cell>
          <table:table-cell office:value-type="float" office:value="268197162.22" table:style-name="ce17">
            <text:p>268.197.162<text:s/></text:p>
          </table:table-cell>
          <table:table-cell office:value-type="float" office:value="176257180.16999999" table:style-name="ce17">
            <text:p>176.257.180<text:s/></text:p>
          </table:table-cell>
          <table:table-cell office:value-type="float" office:value="974954445.28999996" table:style-name="ce17">
            <text:p>974.954.445<text:s/></text:p>
          </table:table-cell>
          <table:table-cell office:value-type="float" office:value="87440655.290000007" table:style-name="ce17">
            <text:p>87.440.655<text:s/></text:p>
          </table:table-cell>
          <table:table-cell office:value-type="float" office:value="135416502.13" table:style-name="ce17">
            <text:p>135.416.502<text:s/></text:p>
          </table:table-cell>
          <table:table-cell office:value-type="float" office:value="151473470.44" table:style-name="ce17">
            <text:p>151.473.470<text:s/></text:p>
          </table:table-cell>
          <table:table-cell office:value-type="float" office:value="73669690.670000002" table:style-name="ce17">
            <text:p>73.669.691<text:s/></text:p>
          </table:table-cell>
          <table:table-cell office:value-type="float" office:value="434073006.24000001" table:style-name="ce17">
            <text:p>434.073.006<text:s/></text:p>
          </table:table-cell>
          <table:table-cell office:value-type="float" office:value="55870416.729999997" table:style-name="ce17">
            <text:p>55.870.417<text:s/></text:p>
          </table:table-cell>
          <table:table-cell office:value-type="float" office:value="1100833016.53" table:style-name="ce17">
            <text:p>1.100.833.017<text:s/></text:p>
          </table:table-cell>
          <table:table-cell office:value-type="float" office:value="4329594698.1000004" table:style-name="ce17">
            <text:p>4.329.594.698<text:s/></text:p>
          </table:table-cell>
          <table:table-cell office:value-type="float" office:value="71370523.75" table:style-name="ce17">
            <text:p>71.370.524<text:s/></text:p>
          </table:table-cell>
          <table:table-cell office:value-type="float" office:value="34479738.880000003" table:style-name="ce17">
            <text:p>34.479.739<text:s/></text:p>
          </table:table-cell>
          <table:table-cell office:value-type="float" office:value="10728608.51" table:style-name="ce17">
            <text:p>10.728.609<text:s/></text:p>
          </table:table-cell>
          <table:table-cell office:value-type="float" office:value="1036447819.8200001" table:style-name="ce17">
            <text:p>1.036.447.820<text:s/></text:p>
          </table:table-cell>
          <table:table-cell office:value-type="float" office:value="988198353.14999998" table:style-name="ce17">
            <text:p>988.198.353<text:s/></text:p>
          </table:table-cell>
          <table:table-cell office:value-type="float" office:value="47632421.740000002" table:style-name="ce17">
            <text:p>47.632.422<text:s/></text:p>
          </table:table-cell>
          <table:table-cell office:value-type="float" office:value="7756841902.8400002" table:style-name="ce17">
            <text:p>7.756.841.903<text:s/></text:p>
          </table:table-cell>
          <table:table-cell office:value-type="float" office:value="26516454.91" table:style-name="ce17">
            <text:p>26.516.455<text:s/></text:p>
          </table:table-cell>
          <table:table-cell office:value-type="float" office:value="20085642048.469997" table:style-name="ce18">
            <text:p>20.085.642.0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9339.06" table:style-name="ce17">
            <text:p>9.339<text:s/></text:p>
          </table:table-cell>
          <table:table-cell office:value-type="float" office:value="56430.51" table:style-name="ce17">
            <text:p>56.431<text:s/></text:p>
          </table:table-cell>
          <table:table-cell office:value-type="float" office:value="175749.97" table:style-name="ce17">
            <text:p>175.750<text:s/></text:p>
          </table:table-cell>
          <table:table-cell office:value-type="float" office:value="29698.84" table:style-name="ce17">
            <text:p>29.699<text:s/></text:p>
          </table:table-cell>
          <table:table-cell office:value-type="float" office:value="1321353.28" table:style-name="ce17">
            <text:p>1.321.353<text:s/></text:p>
          </table:table-cell>
          <table:table-cell office:value-type="float" office:value="19130537.43" table:style-name="ce17">
            <text:p>19.130.537<text:s/></text:p>
          </table:table-cell>
          <table:table-cell office:value-type="float" office:value="200025362.66" table:style-name="ce17">
            <text:p>200.025.363<text:s/></text:p>
          </table:table-cell>
          <table:table-cell office:value-type="float" office:value="6647597.7300000004" table:style-name="ce17">
            <text:p>6.647.598<text:s/></text:p>
          </table:table-cell>
          <table:table-cell office:value-type="float" office:value="353258.97" table:style-name="ce17">
            <text:p>353.259<text:s/></text:p>
          </table:table-cell>
          <table:table-cell office:value-type="float" office:value="26986.3" table:style-name="ce17">
            <text:p>26.986<text:s/></text:p>
          </table:table-cell>
          <table:table-cell office:value-type="float" office:value="32753485.100000001" table:style-name="ce17">
            <text:p>32.753.485<text:s/></text:p>
          </table:table-cell>
          <table:table-cell office:value-type="float" office:value="33803.449999999997" table:style-name="ce17">
            <text:p>33.803<text:s/></text:p>
          </table:table-cell>
          <table:table-cell office:value-type="float" office:value="183552.64000000001" table:style-name="ce17">
            <text:p>183.553<text:s/></text:p>
          </table:table-cell>
          <table:table-cell office:value-type="float" office:value="11701497.699999999" table:style-name="ce17">
            <text:p>11.701.498<text:s/></text:p>
          </table:table-cell>
          <table:table-cell office:value-type="float" office:value="28185.66" table:style-name="ce17">
            <text:p>28.186<text:s/></text:p>
          </table:table-cell>
          <table:table-cell office:value-type="float" office:value="1135417.77" table:style-name="ce17">
            <text:p>1.135.418<text:s/></text:p>
          </table:table-cell>
          <table:table-cell office:value-type="float" office:value="34468.39" table:style-name="ce17">
            <text:p>34.468<text:s/></text:p>
          </table:table-cell>
          <table:table-cell office:value-type="float" office:value="8639759.8599999994" table:style-name="ce17">
            <text:p>8.639.760<text:s/></text:p>
          </table:table-cell>
          <table:table-cell office:value-type="float" office:value="142825680.06" table:style-name="ce17">
            <text:p>142.825.680<text:s/></text:p>
          </table:table-cell>
          <table:table-cell office:value-type="float" office:value="79127.520000000004" table:style-name="ce17">
            <text:p>79.128<text:s/></text:p>
          </table:table-cell>
          <table:table-cell office:value-type="float" office:value="157639.01999999999" table:style-name="ce17">
            <text:p>157.639<text:s/></text:p>
          </table:table-cell>
          <table:table-cell office:value-type="float" office:value="6830.04" table:style-name="ce17">
            <text:p>6.830<text:s/></text:p>
          </table:table-cell>
          <table:table-cell office:value-type="float" office:value="42487446.280000001" table:style-name="ce17">
            <text:p>42.487.446<text:s/></text:p>
          </table:table-cell>
          <table:table-cell office:value-type="float" office:value="1274741.1399999999" table:style-name="ce17">
            <text:p>1.274.741<text:s/></text:p>
          </table:table-cell>
          <table:table-cell office:value-type="float" office:value="1695235.13" table:style-name="ce17">
            <text:p>1.695.235<text:s/></text:p>
          </table:table-cell>
          <table:table-cell office:value-type="float" office:value="471658444.31" table:style-name="ce17">
            <text:p>471.658.444<text:s/></text:p>
          </table:table-cell>
          <table:table-cell office:value-type="float" office:value="20154.52" table:style-name="ce17">
            <text:p>20.155<text:s/></text:p>
          </table:table-cell>
          <table:table-cell office:value-type="float" office:value="942491783.33999991" table:style-name="ce18">
            <text:p>942.491.7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5830068.840000004" table:style-name="ce17">
            <text:p>35.830.069<text:s/></text:p>
          </table:table-cell>
          <table:table-cell office:value-type="float" office:value="60924832.140000001" table:style-name="ce17">
            <text:p>60.924.832<text:s/></text:p>
          </table:table-cell>
          <table:table-cell office:value-type="float" office:value="299647898.84000003" table:style-name="ce17">
            <text:p>299.647.899<text:s/></text:p>
          </table:table-cell>
          <table:table-cell office:value-type="float" office:value="8983599.9800000004" table:style-name="ce17">
            <text:p>8.983.600<text:s/></text:p>
          </table:table-cell>
          <table:table-cell office:value-type="float" office:value="484801349.69999999" table:style-name="ce17">
            <text:p>484.801.350<text:s/></text:p>
          </table:table-cell>
          <table:table-cell office:value-type="float" office:value="311485105.24000001" table:style-name="ce17">
            <text:p>311.485.105<text:s/></text:p>
          </table:table-cell>
          <table:table-cell office:value-type="float" office:value="578164936.83999991" table:style-name="ce17">
            <text:p>578.164.937<text:s/></text:p>
          </table:table-cell>
          <table:table-cell office:value-type="float" office:value="318412120" table:style-name="ce17">
            <text:p>318.412.120<text:s/></text:p>
          </table:table-cell>
          <table:table-cell office:value-type="float" office:value="267843903.25" table:style-name="ce17">
            <text:p>267.843.903<text:s/></text:p>
          </table:table-cell>
          <table:table-cell office:value-type="float" office:value="176230193.86999997" table:style-name="ce17">
            <text:p>176.230.194<text:s/></text:p>
          </table:table-cell>
          <table:table-cell office:value-type="float" office:value="942200960.19000006" table:style-name="ce17">
            <text:p>942.200.960<text:s/></text:p>
          </table:table-cell>
          <table:table-cell office:value-type="float" office:value="87406851.840000004" table:style-name="ce17">
            <text:p>87.406.852<text:s/></text:p>
          </table:table-cell>
          <table:table-cell office:value-type="float" office:value="135232949.48999998" table:style-name="ce17">
            <text:p>135.232.949<text:s/></text:p>
          </table:table-cell>
          <table:table-cell office:value-type="float" office:value="139771972.74000001" table:style-name="ce17">
            <text:p>139.771.973<text:s/></text:p>
          </table:table-cell>
          <table:table-cell office:value-type="float" office:value="73641505.00999999" table:style-name="ce17">
            <text:p>73.641.505<text:s/></text:p>
          </table:table-cell>
          <table:table-cell office:value-type="float" office:value="432937588.47000003" table:style-name="ce17">
            <text:p>432.937.588<text:s/></text:p>
          </table:table-cell>
          <table:table-cell office:value-type="float" office:value="55835948.340000004" table:style-name="ce17">
            <text:p>55.835.948<text:s/></text:p>
          </table:table-cell>
          <table:table-cell office:value-type="float" office:value="1092193256.6699998" table:style-name="ce17">
            <text:p>1.092.193.257<text:s/></text:p>
          </table:table-cell>
          <table:table-cell office:value-type="float" office:value="4186769018.04" table:style-name="ce17">
            <text:p>4.186.769.018<text:s/></text:p>
          </table:table-cell>
          <table:table-cell office:value-type="float" office:value="71291396.230000004" table:style-name="ce17">
            <text:p>71.291.396<text:s/></text:p>
          </table:table-cell>
          <table:table-cell office:value-type="float" office:value="34322099.859999999" table:style-name="ce17">
            <text:p>34.322.100<text:s/></text:p>
          </table:table-cell>
          <table:table-cell office:value-type="float" office:value="10721778.469999999" table:style-name="ce17">
            <text:p>10.721.778<text:s/></text:p>
          </table:table-cell>
          <table:table-cell office:value-type="float" office:value="993960373.53999996" table:style-name="ce17">
            <text:p>993.960.374<text:s/></text:p>
          </table:table-cell>
          <table:table-cell office:value-type="float" office:value="986923612.00999999" table:style-name="ce17">
            <text:p>986.923.612<text:s/></text:p>
          </table:table-cell>
          <table:table-cell office:value-type="float" office:value="45937186.609999999" table:style-name="ce17">
            <text:p>45.937.187<text:s/></text:p>
          </table:table-cell>
          <table:table-cell office:value-type="float" office:value="7285183458.5300007" table:style-name="ce17">
            <text:p>7.285.183.459<text:s/></text:p>
          </table:table-cell>
          <table:table-cell office:value-type="float" office:value="26496300.390000001" table:style-name="ce17">
            <text:p>26.496.300<text:s/></text:p>
          </table:table-cell>
          <table:table-cell office:value-type="float" office:value="19143150265.130001" table:style-name="ce18">
            <text:p>19.143.150.2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8663404.6899999995" table:style-name="ce17">
            <text:p>8.663.405<text:s/></text:p>
          </table:table-cell>
          <table:table-cell office:value-type="float" office:value="22247797.780000001" table:style-name="ce17">
            <text:p>22.247.798<text:s/></text:p>
          </table:table-cell>
          <table:table-cell office:value-type="float" office:value="80798508.859999999" table:style-name="ce17">
            <text:p>80.798.509<text:s/></text:p>
          </table:table-cell>
          <table:table-cell office:value-type="float" office:value="6154965.0599999996" table:style-name="ce17">
            <text:p>6.154.965<text:s/></text:p>
          </table:table-cell>
          <table:table-cell office:value-type="float" office:value="145195828.27000001" table:style-name="ce17">
            <text:p>145.195.828<text:s/></text:p>
          </table:table-cell>
          <table:table-cell office:value-type="float" office:value="96499502.299999997" table:style-name="ce17">
            <text:p>96.499.502<text:s/></text:p>
          </table:table-cell>
          <table:table-cell office:value-type="float" office:value="412106848.25" table:style-name="ce17">
            <text:p>412.106.848<text:s/></text:p>
          </table:table-cell>
          <table:table-cell office:value-type="float" office:value="86222806.030000001" table:style-name="ce17">
            <text:p>86.222.806<text:s/></text:p>
          </table:table-cell>
          <table:table-cell office:value-type="float" office:value="97852095.870000005" table:style-name="ce17">
            <text:p>97.852.096<text:s/></text:p>
          </table:table-cell>
          <table:table-cell office:value-type="float" office:value="54367490.520000003" table:style-name="ce17">
            <text:p>54.367.491<text:s/></text:p>
          </table:table-cell>
          <table:table-cell office:value-type="float" office:value="279377175.76999998" table:style-name="ce17">
            <text:p>279.377.176<text:s/></text:p>
          </table:table-cell>
          <table:table-cell office:value-type="float" office:value="31087400.5" table:style-name="ce17">
            <text:p>31.087.401<text:s/></text:p>
          </table:table-cell>
          <table:table-cell office:value-type="float" office:value="44034446.969999999" table:style-name="ce17">
            <text:p>44.034.447<text:s/></text:p>
          </table:table-cell>
          <table:table-cell office:value-type="float" office:value="56410457.469999999" table:style-name="ce17">
            <text:p>56.410.457<text:s/></text:p>
          </table:table-cell>
          <table:table-cell office:value-type="float" office:value="26847826.739999998" table:style-name="ce17">
            <text:p>26.847.827<text:s/></text:p>
          </table:table-cell>
          <table:table-cell office:value-type="float" office:value="122115261.16" table:style-name="ce17">
            <text:p>122.115.261<text:s/></text:p>
          </table:table-cell>
          <table:table-cell office:value-type="float" office:value="17001314.25" table:style-name="ce17">
            <text:p>17.001.314<text:s/></text:p>
          </table:table-cell>
          <table:table-cell office:value-type="float" office:value="294194771.61000001" table:style-name="ce17">
            <text:p>294.194.772<text:s/></text:p>
          </table:table-cell>
          <table:table-cell office:value-type="float" office:value="1056651943.89" table:style-name="ce17">
            <text:p>1.056.651.944<text:s/></text:p>
          </table:table-cell>
          <table:table-cell office:value-type="float" office:value="26865965.57" table:style-name="ce17">
            <text:p>26.865.966<text:s/></text:p>
          </table:table-cell>
          <table:table-cell office:value-type="float" office:value="14878912.32" table:style-name="ce17">
            <text:p>14.878.912<text:s/></text:p>
          </table:table-cell>
          <table:table-cell office:value-type="float" office:value="7643644.3099999996" table:style-name="ce17">
            <text:p>7.643.644<text:s/></text:p>
          </table:table-cell>
          <table:table-cell office:value-type="float" office:value="293902780.63999999" table:style-name="ce17">
            <text:p>293.902.781<text:s/></text:p>
          </table:table-cell>
          <table:table-cell office:value-type="float" office:value="254007884" table:style-name="ce17">
            <text:p>254.007.884<text:s/></text:p>
          </table:table-cell>
          <table:table-cell office:value-type="float" office:value="19077184.359999999" table:style-name="ce17">
            <text:p>19.077.184<text:s/></text:p>
          </table:table-cell>
          <table:table-cell office:value-type="float" office:value="1902583289.3099999" table:style-name="ce17">
            <text:p>1.902.583.289<text:s/></text:p>
          </table:table-cell>
          <table:table-cell office:value-type="float" office:value="12220688.710000001" table:style-name="ce17">
            <text:p>12.220.689<text:s/></text:p>
          </table:table-cell>
          <table:table-cell office:value-type="float" office:value="5469010195.21" table:style-name="ce18">
            <text:p>5.469.010.1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512.28" table:style-name="ce17">
            <text:p>1.512<text:s/></text:p>
          </table:table-cell>
          <table:table-cell office:value-type="float" office:value="9396.57" table:style-name="ce17">
            <text:p>9.397<text:s/></text:p>
          </table:table-cell>
          <table:table-cell office:value-type="float" office:value="28506.880000000001" table:style-name="ce17">
            <text:p>28.507<text:s/></text:p>
          </table:table-cell>
          <table:table-cell office:value-type="float" office:value="4823.83" table:style-name="ce17">
            <text:p>4.824<text:s/></text:p>
          </table:table-cell>
          <table:table-cell office:value-type="float" office:value="233738.97" table:style-name="ce17">
            <text:p>233.739<text:s/></text:p>
          </table:table-cell>
          <table:table-cell office:value-type="float" office:value="3116223.62" table:style-name="ce17">
            <text:p>3.116.224<text:s/></text:p>
          </table:table-cell>
          <table:table-cell office:value-type="float" office:value="33661609.43" table:style-name="ce17">
            <text:p>33.661.609<text:s/></text:p>
          </table:table-cell>
          <table:table-cell office:value-type="float" office:value="1108271.9099999999" table:style-name="ce17">
            <text:p>1.108.272<text:s/></text:p>
          </table:table-cell>
          <table:table-cell office:value-type="float" office:value="56453.47" table:style-name="ce17">
            <text:p>56.453<text:s/></text:p>
          </table:table-cell>
          <table:table-cell office:value-type="float" office:value="4341.68" table:style-name="ce17">
            <text:p>4.342<text:s/></text:p>
          </table:table-cell>
          <table:table-cell office:value-type="float" office:value="5294108.96" table:style-name="ce17">
            <text:p>5.294.109<text:s/></text:p>
          </table:table-cell>
          <table:table-cell office:value-type="float" office:value="5608" table:style-name="ce17">
            <text:p>5.608<text:s/></text:p>
          </table:table-cell>
          <table:table-cell office:value-type="float" office:value="22390.38" table:style-name="ce17">
            <text:p>22.390<text:s/></text:p>
          </table:table-cell>
          <table:table-cell office:value-type="float" office:value="1907588.7" table:style-name="ce17">
            <text:p>1.907.589<text:s/></text:p>
          </table:table-cell>
          <table:table-cell office:value-type="float" office:value="4691.2" table:style-name="ce17">
            <text:p>4.691<text:s/></text:p>
          </table:table-cell>
          <table:table-cell office:value-type="float" office:value="187861.94" table:style-name="ce17">
            <text:p>187.862<text:s/></text:p>
          </table:table-cell>
          <table:table-cell office:value-type="float" office:value="5788.77" table:style-name="ce17">
            <text:p>5.789<text:s/></text:p>
          </table:table-cell>
          <table:table-cell office:value-type="float" office:value="1298454.6399999999" table:style-name="ce17">
            <text:p>1.298.455<text:s/></text:p>
          </table:table-cell>
          <table:table-cell office:value-type="float" office:value="22969129.550000001" table:style-name="ce17">
            <text:p>22.969.130<text:s/></text:p>
          </table:table-cell>
          <table:table-cell office:value-type="float" office:value="12877.42" table:style-name="ce17">
            <text:p>12.877<text:s/></text:p>
          </table:table-cell>
          <table:table-cell office:value-type="float" office:value="25011.8" table:style-name="ce17">
            <text:p>25.012<text:s/></text:p>
          </table:table-cell>
          <table:table-cell office:value-type="float" office:value="939.26" table:style-name="ce17">
            <text:p>939<text:s/></text:p>
          </table:table-cell>
          <table:table-cell office:value-type="float" office:value="7176511.8300000001" table:style-name="ce17">
            <text:p>7.176.512<text:s/></text:p>
          </table:table-cell>
          <table:table-cell office:value-type="float" office:value="234979.46" table:style-name="ce17">
            <text:p>234.979<text:s/></text:p>
          </table:table-cell>
          <table:table-cell office:value-type="float" office:value="289814.05" table:style-name="ce17">
            <text:p>289.814<text:s/></text:p>
          </table:table-cell>
          <table:table-cell office:value-type="float" office:value="77616613.010000005" table:style-name="ce17">
            <text:p>77.616.613<text:s/></text:p>
          </table:table-cell>
          <table:table-cell office:value-type="float" office:value="3630.45" table:style-name="ce17">
            <text:p>3.630<text:s/></text:p>
          </table:table-cell>
          <table:table-cell office:value-type="float" office:value="155280878.06" table:style-name="ce18">
            <text:p>155.280.8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661892.4100000001" table:style-name="ce17">
            <text:p>8.661.892<text:s/></text:p>
          </table:table-cell>
          <table:table-cell office:value-type="float" office:value="22238401.210000001" table:style-name="ce17">
            <text:p>22.238.401<text:s/></text:p>
          </table:table-cell>
          <table:table-cell office:value-type="float" office:value="80770001.980000004" table:style-name="ce17">
            <text:p>80.770.002<text:s/></text:p>
          </table:table-cell>
          <table:table-cell office:value-type="float" office:value="6150141.2299999995" table:style-name="ce17">
            <text:p>6.150.141<text:s/></text:p>
          </table:table-cell>
          <table:table-cell office:value-type="float" office:value="144962089.30000001" table:style-name="ce17">
            <text:p>144.962.089<text:s/></text:p>
          </table:table-cell>
          <table:table-cell office:value-type="float" office:value="93383278.680000007" table:style-name="ce17">
            <text:p>93.383.279<text:s/></text:p>
          </table:table-cell>
          <table:table-cell office:value-type="float" office:value="378445238.81999999" table:style-name="ce17">
            <text:p>378.445.239<text:s/></text:p>
          </table:table-cell>
          <table:table-cell office:value-type="float" office:value="85114534.11999999" table:style-name="ce17">
            <text:p>85.114.534<text:s/></text:p>
          </table:table-cell>
          <table:table-cell office:value-type="float" office:value="97795642.400000006" table:style-name="ce17">
            <text:p>97.795.642<text:s/></text:p>
          </table:table-cell>
          <table:table-cell office:value-type="float" office:value="54363148.840000004" table:style-name="ce17">
            <text:p>54.363.149<text:s/></text:p>
          </table:table-cell>
          <table:table-cell office:value-type="float" office:value="274083066.81" table:style-name="ce17">
            <text:p>274.083.067<text:s/></text:p>
          </table:table-cell>
          <table:table-cell office:value-type="float" office:value="31081792.5" table:style-name="ce17">
            <text:p>31.081.793<text:s/></text:p>
          </table:table-cell>
          <table:table-cell office:value-type="float" office:value="44012056.590000004" table:style-name="ce17">
            <text:p>44.012.057<text:s/></text:p>
          </table:table-cell>
          <table:table-cell office:value-type="float" office:value="54502868.769999996" table:style-name="ce17">
            <text:p>54.502.869<text:s/></text:p>
          </table:table-cell>
          <table:table-cell office:value-type="float" office:value="26843135.540000003" table:style-name="ce17">
            <text:p>26.843.136<text:s/></text:p>
          </table:table-cell>
          <table:table-cell office:value-type="float" office:value="121927399.21999998" table:style-name="ce17">
            <text:p>121.927.399<text:s/></text:p>
          </table:table-cell>
          <table:table-cell office:value-type="float" office:value="16995525.48" table:style-name="ce17">
            <text:p>16.995.525<text:s/></text:p>
          </table:table-cell>
          <table:table-cell office:value-type="float" office:value="292896316.96999997" table:style-name="ce17">
            <text:p>292.896.317<text:s/></text:p>
          </table:table-cell>
          <table:table-cell office:value-type="float" office:value="1033682814.34" table:style-name="ce17">
            <text:p>1.033.682.814<text:s/></text:p>
          </table:table-cell>
          <table:table-cell office:value-type="float" office:value="26853088.150000002" table:style-name="ce17">
            <text:p>26.853.088<text:s/></text:p>
          </table:table-cell>
          <table:table-cell office:value-type="float" office:value="14853900.520000001" table:style-name="ce17">
            <text:p>14.853.901<text:s/></text:p>
          </table:table-cell>
          <table:table-cell office:value-type="float" office:value="7642705.0500000007" table:style-name="ce17">
            <text:p>7.642.705<text:s/></text:p>
          </table:table-cell>
          <table:table-cell office:value-type="float" office:value="286726268.81" table:style-name="ce17">
            <text:p>286.726.269<text:s/></text:p>
          </table:table-cell>
          <table:table-cell office:value-type="float" office:value="253772904.53999999" table:style-name="ce17">
            <text:p>253.772.905<text:s/></text:p>
          </table:table-cell>
          <table:table-cell office:value-type="float" office:value="18787370.310000002" table:style-name="ce17">
            <text:p>18.787.370<text:s/></text:p>
          </table:table-cell>
          <table:table-cell office:value-type="float" office:value="1824966676.3" table:style-name="ce17">
            <text:p>1.824.966.676<text:s/></text:p>
          </table:table-cell>
          <table:table-cell office:value-type="float" office:value="12217058.26" table:style-name="ce17">
            <text:p>12.217.058<text:s/></text:p>
          </table:table-cell>
          <table:table-cell office:value-type="float" office:value="5313729317.1500006" table:style-name="ce18">
            <text:p>5.313.729.3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10864077.460000001" table:style-name="ce17">
            <text:p>10.864.077<text:s/></text:p>
          </table:table-cell>
          <table:table-cell office:value-type="float" office:value="13734694.85" table:style-name="ce17">
            <text:p>13.734.695<text:s/></text:p>
          </table:table-cell>
          <table:table-cell office:value-type="float" office:value="132204796.16" table:style-name="ce17">
            <text:p>132.204.796<text:s/></text:p>
          </table:table-cell>
          <table:table-cell office:value-type="float" office:value="3223930.81" table:style-name="ce17">
            <text:p>3.223.931<text:s/></text:p>
          </table:table-cell>
          <table:table-cell office:value-type="float" office:value="110560353.88" table:style-name="ce17">
            <text:p>110.560.354<text:s/></text:p>
          </table:table-cell>
          <table:table-cell office:value-type="float" office:value="86721795.189999998" table:style-name="ce17">
            <text:p>86.721.795<text:s/></text:p>
          </table:table-cell>
          <table:table-cell office:value-type="float" office:value="331531601.94" table:style-name="ce17">
            <text:p>331.531.602<text:s/></text:p>
          </table:table-cell>
          <table:table-cell office:value-type="float" office:value="67494164.980000004" table:style-name="ce17">
            <text:p>67.494.165<text:s/></text:p>
          </table:table-cell>
          <table:table-cell office:value-type="float" office:value="113782073.01000001" table:style-name="ce17">
            <text:p>113.782.073<text:s/></text:p>
          </table:table-cell>
          <table:table-cell office:value-type="float" office:value="29676954.420000002" table:style-name="ce17">
            <text:p>29.676.954<text:s/></text:p>
          </table:table-cell>
          <table:table-cell office:value-type="float" office:value="314791236.47000003" table:style-name="ce17">
            <text:p>314.791.236<text:s/></text:p>
          </table:table-cell>
          <table:table-cell office:value-type="float" office:value="35764715.43" table:style-name="ce17">
            <text:p>35.764.715<text:s/></text:p>
          </table:table-cell>
          <table:table-cell office:value-type="float" office:value="48496104.420000002" table:style-name="ce17">
            <text:p>48.496.104<text:s/></text:p>
          </table:table-cell>
          <table:table-cell office:value-type="float" office:value="63066859.609999999" table:style-name="ce17">
            <text:p>63.066.860<text:s/></text:p>
          </table:table-cell>
          <table:table-cell office:value-type="float" office:value="23659928.699999999" table:style-name="ce17">
            <text:p>23.659.929<text:s/></text:p>
          </table:table-cell>
          <table:table-cell office:value-type="float" office:value="88442210.799999997" table:style-name="ce17">
            <text:p>88.442.211<text:s/></text:p>
          </table:table-cell>
          <table:table-cell office:value-type="float" office:value="17877997.149999999" table:style-name="ce17">
            <text:p>17.877.997<text:s/></text:p>
          </table:table-cell>
          <table:table-cell office:value-type="float" office:value="243458297.94999999" table:style-name="ce17">
            <text:p>243.458.298<text:s/></text:p>
          </table:table-cell>
          <table:table-cell office:value-type="float" office:value="849333495.76999998" table:style-name="ce17">
            <text:p>849.333.496<text:s/></text:p>
          </table:table-cell>
          <table:table-cell office:value-type="float" office:value="22236520.129999999" table:style-name="ce17">
            <text:p>22.236.520<text:s/></text:p>
          </table:table-cell>
          <table:table-cell office:value-type="float" office:value="10622536.859999999" table:style-name="ce17">
            <text:p>10.622.537<text:s/></text:p>
          </table:table-cell>
          <table:table-cell office:value-type="float" office:value="3347886.02" table:style-name="ce17">
            <text:p>3.347.886<text:s/></text:p>
          </table:table-cell>
          <table:table-cell office:value-type="float" office:value="255640361.61000001" table:style-name="ce17">
            <text:p>255.640.362<text:s/></text:p>
          </table:table-cell>
          <table:table-cell office:value-type="float" office:value="174474359.47" table:style-name="ce17">
            <text:p>174.474.359<text:s/></text:p>
          </table:table-cell>
          <table:table-cell office:value-type="float" office:value="14440983.91" table:style-name="ce17">
            <text:p>14.440.984<text:s/></text:p>
          </table:table-cell>
          <table:table-cell office:value-type="float" office:value="2135605441.3299999" table:style-name="ce17">
            <text:p>2.135.605.441<text:s/></text:p>
          </table:table-cell>
          <table:table-cell office:value-type="float" office:value="9794184.6300000008" table:style-name="ce17">
            <text:p>9.794.185<text:s/></text:p>
          </table:table-cell>
          <table:table-cell office:value-type="float" office:value="5210847562.96" table:style-name="ce18">
            <text:p>5.210.847.5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1220.32" table:style-name="ce17">
            <text:p>1.220<text:s/></text:p>
          </table:table-cell>
          <table:table-cell office:value-type="float" office:value="159610.57999999999" table:style-name="ce17">
            <text:p>159.611<text:s/></text:p>
          </table:table-cell>
          <table:table-cell office:value-type="float" office:value="1922.55" table:style-name="ce17">
            <text:p>1.923<text:s/></text:p>
          </table:table-cell>
          <table:table-cell office:value-type="float" office:value="472060.44" table:style-name="ce17">
            <text:p>472.060<text:s/></text:p>
          </table:table-cell>
          <table:table-cell office:value-type="float" office:value="11881362.460000001" table:style-name="ce17">
            <text:p>11.881.362<text:s/></text:p>
          </table:table-cell>
          <table:table-cell office:value-type="float" office:value="87550999.709999993" table:style-name="ce17">
            <text:p>87.551.000<text:s/></text:p>
          </table:table-cell>
          <table:table-cell office:value-type="float" office:value="6034061.9299999997" table:style-name="ce17">
            <text:p>6.034.062<text:s/></text:p>
          </table:table-cell>
          <table:table-cell office:value-type="float" office:value="201105.83" table:style-name="ce17">
            <text:p>201.106<text:s/></text:p>
          </table:table-cell>
          <table:table-cell office:value-type="float" office:value="328.16" table:style-name="ce17">
            <text:p>328<text:s/></text:p>
          </table:table-cell>
          <table:table-cell office:value-type="float" office:value="18149176.75" table:style-name="ce17">
            <text:p>18.149.177<text:s/></text:p>
          </table:table-cell>
          <table:table-cell office:value-type="float" office:value="147505.24" table:style-name="ce17">
            <text:p>147.505<text:s/></text:p>
          </table:table-cell>
          <table:table-cell office:value-type="float" office:value="385728.09" table:style-name="ce17">
            <text:p>385.728<text:s/></text:p>
          </table:table-cell>
          <table:table-cell office:value-type="float" office:value="12267226.32" table:style-name="ce17">
            <text:p>12.267.226<text:s/></text:p>
          </table:table-cell>
          <table:table-cell office:value-type="float" office:value="9364.4599999999991" table:style-name="ce17">
            <text:p>9.364<text:s/></text:p>
          </table:table-cell>
          <table:table-cell office:value-type="float" office:value="4046364.13" table:style-name="ce17">
            <text:p>4.046.36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720416.52" table:style-name="ce17">
            <text:p>11.720.417<text:s/></text:p>
          </table:table-cell>
          <table:table-cell office:value-type="float" office:value="141081413.41" table:style-name="ce17">
            <text:p>141.081.413<text:s/></text:p>
          </table:table-cell>
          <table:table-cell office:value-type="float" office:value="12722.26" table:style-name="ce17">
            <text:p>12.722<text:s/></text:p>
          </table:table-cell>
          <table:table-cell office:value-type="float" office:value="40180.230000000003" table:style-name="ce17">
            <text:p>40.1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525995.329999998" table:style-name="ce17">
            <text:p>26.525.995<text:s/></text:p>
          </table:table-cell>
          <table:table-cell office:value-type="float" office:value="931194.99" table:style-name="ce17">
            <text:p>931.195<text:s/></text:p>
          </table:table-cell>
          <table:table-cell office:value-type="float" office:value="1767291.1" table:style-name="ce17">
            <text:p>1.767.291<text:s/></text:p>
          </table:table-cell>
          <table:table-cell office:value-type="float" office:value="332910381.79000002" table:style-name="ce17">
            <text:p>332.910.382<text:s/></text:p>
          </table:table-cell>
          <table:table-cell office:value-type="float" office:value="7629.18" table:style-name="ce17">
            <text:p>7.629<text:s/></text:p>
          </table:table-cell>
          <table:table-cell office:value-type="float" office:value="656305261.77999997" table:style-name="ce18">
            <text:p>656.305.2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10864077.459999999" table:style-name="ce17">
            <text:p>10.864.077<text:s/></text:p>
          </table:table-cell>
          <table:table-cell office:value-type="float" office:value="13733474.529999999" table:style-name="ce17">
            <text:p>13.733.475<text:s/></text:p>
          </table:table-cell>
          <table:table-cell office:value-type="float" office:value="132045185.58" table:style-name="ce17">
            <text:p>132.045.186<text:s/></text:p>
          </table:table-cell>
          <table:table-cell office:value-type="float" office:value="3222008.2600000002" table:style-name="ce17">
            <text:p>3.222.008<text:s/></text:p>
          </table:table-cell>
          <table:table-cell office:value-type="float" office:value="110088293.44" table:style-name="ce17">
            <text:p>110.088.293<text:s/></text:p>
          </table:table-cell>
          <table:table-cell office:value-type="float" office:value="74840432.730000004" table:style-name="ce17">
            <text:p>74.840.433<text:s/></text:p>
          </table:table-cell>
          <table:table-cell office:value-type="float" office:value="243980602.22999999" table:style-name="ce17">
            <text:p>243.980.602<text:s/></text:p>
          </table:table-cell>
          <table:table-cell office:value-type="float" office:value="61460103.050000004" table:style-name="ce17">
            <text:p>61.460.103<text:s/></text:p>
          </table:table-cell>
          <table:table-cell office:value-type="float" office:value="113580967.18000001" table:style-name="ce17">
            <text:p>113.580.967<text:s/></text:p>
          </table:table-cell>
          <table:table-cell office:value-type="float" office:value="29676626.260000002" table:style-name="ce17">
            <text:p>29.676.626<text:s/></text:p>
          </table:table-cell>
          <table:table-cell office:value-type="float" office:value="296642059.71999997" table:style-name="ce17">
            <text:p>296.642.060<text:s/></text:p>
          </table:table-cell>
          <table:table-cell office:value-type="float" office:value="35617210.189999998" table:style-name="ce17">
            <text:p>35.617.210<text:s/></text:p>
          </table:table-cell>
          <table:table-cell office:value-type="float" office:value="48110376.329999998" table:style-name="ce17">
            <text:p>48.110.376<text:s/></text:p>
          </table:table-cell>
          <table:table-cell office:value-type="float" office:value="50799633.290000007" table:style-name="ce17">
            <text:p>50.799.633<text:s/></text:p>
          </table:table-cell>
          <table:table-cell office:value-type="float" office:value="23650564.240000002" table:style-name="ce17">
            <text:p>23.650.564<text:s/></text:p>
          </table:table-cell>
          <table:table-cell office:value-type="float" office:value="84395846.670000002" table:style-name="ce17">
            <text:p>84.395.847<text:s/></text:p>
          </table:table-cell>
          <table:table-cell office:value-type="float" office:value="17877997.149999999" table:style-name="ce17">
            <text:p>17.877.997<text:s/></text:p>
          </table:table-cell>
          <table:table-cell office:value-type="float" office:value="231737881.43000001" table:style-name="ce17">
            <text:p>231.737.881<text:s/></text:p>
          </table:table-cell>
          <table:table-cell office:value-type="float" office:value="708252082.36000001" table:style-name="ce17">
            <text:p>708.252.082<text:s/></text:p>
          </table:table-cell>
          <table:table-cell office:value-type="float" office:value="22223797.869999997" table:style-name="ce17">
            <text:p>22.223.798<text:s/></text:p>
          </table:table-cell>
          <table:table-cell office:value-type="float" office:value="10582356.629999999" table:style-name="ce17">
            <text:p>10.582.357<text:s/></text:p>
          </table:table-cell>
          <table:table-cell office:value-type="float" office:value="3347886.02" table:style-name="ce17">
            <text:p>3.347.886<text:s/></text:p>
          </table:table-cell>
          <table:table-cell office:value-type="float" office:value="229114366.27999997" table:style-name="ce17">
            <text:p>229.114.366<text:s/></text:p>
          </table:table-cell>
          <table:table-cell office:value-type="float" office:value="173543164.47999999" table:style-name="ce17">
            <text:p>173.543.164<text:s/></text:p>
          </table:table-cell>
          <table:table-cell office:value-type="float" office:value="12673692.809999999" table:style-name="ce17">
            <text:p>12.673.693<text:s/></text:p>
          </table:table-cell>
          <table:table-cell office:value-type="float" office:value="1802695059.54" table:style-name="ce17">
            <text:p>1.802.695.060<text:s/></text:p>
          </table:table-cell>
          <table:table-cell office:value-type="float" office:value="9786555.4499999993" table:style-name="ce17">
            <text:p>9.786.555<text:s/></text:p>
          </table:table-cell>
          <table:table-cell office:value-type="float" office:value="4554542301.1800003" table:style-name="ce18">
            <text:p>4.554.542.3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7101.91" table:style-name="ce17">
            <text:p>7.102<text:s/></text:p>
          </table:table-cell>
          <table:table-cell office:value-type="float" office:value="2007337.8" table:style-name="ce17">
            <text:p>2.007.3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12396.35" table:style-name="ce17">
            <text:p>11.012.396<text:s/></text:p>
          </table:table-cell>
          <table:table-cell office:value-type="float" office:value="2400000" table:style-name="ce17">
            <text:p>2.400.0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185.93" table:style-name="ce17">
            <text:p>32.1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746027.1899999995" table:style-name="ce17">
            <text:p>9.746.027<text:s/></text:p>
          </table:table-cell>
          <table:table-cell office:value-type="float" office:value="1370.61" table:style-name="ce17">
            <text:p>1.37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6826.96" table:style-name="ce17">
            <text:p>206.827<text:s/></text:p>
          </table:table-cell>
          <table:table-cell office:value-type="float" office:value="1023933.4" table:style-name="ce17">
            <text:p>1.023.93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964880.7899999991" table:style-name="ce17">
            <text:p>9.964.8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917725.2699999996" table:style-name="ce17">
            <text:p>6.917.725<text:s/></text:p>
          </table:table-cell>
          <table:table-cell office:value-type="float" office:value="232295011.13" table:style-name="ce17">
            <text:p>232.295.01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61962.18" table:style-name="ce17">
            <text:p>3.661.962<text:s/></text:p>
          </table:table-cell>
          <table:table-cell office:value-type="float" office:value="704.91" table:style-name="ce17">
            <text:p>7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70353.85" table:style-name="ce17">
            <text:p>3.870.35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83147818.28000003" table:style-name="ce18">
            <text:p>283.147.8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669174.3200000003" table:style-name="ce17">
            <text:p>6.669.174<text:s/></text:p>
          </table:table-cell>
          <table:table-cell office:value-type="float" office:value="25318348.920000002" table:style-name="ce17">
            <text:p>25.318.349<text:s/></text:p>
          </table:table-cell>
          <table:table-cell office:value-type="float" office:value="28622370.23" table:style-name="ce17">
            <text:p>28.622.370<text:s/></text:p>
          </table:table-cell>
          <table:table-cell office:value-type="float" office:value="21335285.550000001" table:style-name="ce17">
            <text:p>21.335.286<text:s/></text:p>
          </table:table-cell>
          <table:table-cell office:value-type="float" office:value="73117458.700000003" table:style-name="ce17">
            <text:p>73.117.459<text:s/></text:p>
          </table:table-cell>
          <table:table-cell office:value-type="float" office:value="50836888.640000001" table:style-name="ce17">
            <text:p>50.836.889<text:s/></text:p>
          </table:table-cell>
          <table:table-cell office:value-type="float" office:value="1512746887.6500001" table:style-name="ce17">
            <text:p>1.512.746.888<text:s/></text:p>
          </table:table-cell>
          <table:table-cell office:value-type="float" office:value="33582428.770000003" table:style-name="ce17">
            <text:p>33.582.429<text:s/></text:p>
          </table:table-cell>
          <table:table-cell office:value-type="float" office:value="45669874.200000003" table:style-name="ce17">
            <text:p>45.669.874<text:s/></text:p>
          </table:table-cell>
          <table:table-cell office:value-type="float" office:value="28596260.190000001" table:style-name="ce17">
            <text:p>28.596.260<text:s/></text:p>
          </table:table-cell>
          <table:table-cell office:value-type="float" office:value="175445604.00999999" table:style-name="ce17">
            <text:p>175.445.604<text:s/></text:p>
          </table:table-cell>
          <table:table-cell office:value-type="float" office:value="25345924.329999998" table:style-name="ce17">
            <text:p>25.345.924<text:s/></text:p>
          </table:table-cell>
          <table:table-cell office:value-type="float" office:value="39293379.539999999" table:style-name="ce17">
            <text:p>39.293.380<text:s/></text:p>
          </table:table-cell>
          <table:table-cell office:value-type="float" office:value="48949872.630000003" table:style-name="ce17">
            <text:p>48.949.873<text:s/></text:p>
          </table:table-cell>
          <table:table-cell office:value-type="float" office:value="52180647.859999999" table:style-name="ce17">
            <text:p>52.180.648<text:s/></text:p>
          </table:table-cell>
          <table:table-cell office:value-type="float" office:value="74746760.459999993" table:style-name="ce17">
            <text:p>74.746.760<text:s/></text:p>
          </table:table-cell>
          <table:table-cell office:value-type="float" office:value="26041391.350000001" table:style-name="ce17">
            <text:p>26.041.391<text:s/></text:p>
          </table:table-cell>
          <table:table-cell office:value-type="float" office:value="79358989.239999995" table:style-name="ce17">
            <text:p>79.358.989<text:s/></text:p>
          </table:table-cell>
          <table:table-cell office:value-type="float" office:value="278791953.26999998" table:style-name="ce17">
            <text:p>278.791.953<text:s/></text:p>
          </table:table-cell>
          <table:table-cell office:value-type="float" office:value="40442243.270000003" table:style-name="ce17">
            <text:p>40.442.243<text:s/></text:p>
          </table:table-cell>
          <table:table-cell office:value-type="float" office:value="22085493.030000001" table:style-name="ce17">
            <text:p>22.085.493<text:s/></text:p>
          </table:table-cell>
          <table:table-cell office:value-type="float" office:value="24508989.5" table:style-name="ce17">
            <text:p>24.508.990<text:s/></text:p>
          </table:table-cell>
          <table:table-cell office:value-type="float" office:value="131312896.34" table:style-name="ce17">
            <text:p>131.312.896<text:s/></text:p>
          </table:table-cell>
          <table:table-cell office:value-type="float" office:value="62046067.130000003" table:style-name="ce17">
            <text:p>62.046.067<text:s/></text:p>
          </table:table-cell>
          <table:table-cell office:value-type="float" office:value="19648895.82" table:style-name="ce17">
            <text:p>19.648.896<text:s/></text:p>
          </table:table-cell>
          <table:table-cell office:value-type="float" office:value="182994951.65000001" table:style-name="ce17">
            <text:p>182.994.952<text:s/></text:p>
          </table:table-cell>
          <table:table-cell office:value-type="float" office:value="9941792.6899999995" table:style-name="ce17">
            <text:p>9.941.793<text:s/></text:p>
          </table:table-cell>
          <table:table-cell office:value-type="float" office:value="3119630829.2900009" table:style-name="ce18">
            <text:p>3.119.630.8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490231.45" table:style-name="ce17">
            <text:p>490.231<text:s/></text:p>
          </table:table-cell>
          <table:table-cell office:value-type="float" office:value="3851945.45" table:style-name="ce17">
            <text:p>3.851.945<text:s/></text:p>
          </table:table-cell>
          <table:table-cell office:value-type="float" office:value="12520058.17" table:style-name="ce17">
            <text:p>12.520.058<text:s/></text:p>
          </table:table-cell>
          <table:table-cell office:value-type="float" office:value="417018.47000000003" table:style-name="ce17">
            <text:p>417.018<text:s/></text:p>
          </table:table-cell>
          <table:table-cell office:value-type="float" office:value="24998353.73" table:style-name="ce17">
            <text:p>24.998.354<text:s/></text:p>
          </table:table-cell>
          <table:table-cell office:value-type="float" office:value="14971989.120000001" table:style-name="ce17">
            <text:p>14.971.989<text:s/></text:p>
          </table:table-cell>
          <table:table-cell office:value-type="float" office:value="422434671.06" table:style-name="ce17">
            <text:p>422.434.671<text:s/></text:p>
          </table:table-cell>
          <table:table-cell office:value-type="float" office:value="17271751.630000003" table:style-name="ce17">
            <text:p>17.271.752<text:s/></text:p>
          </table:table-cell>
          <table:table-cell office:value-type="float" office:value="15350049.139999999" table:style-name="ce17">
            <text:p>15.350.049<text:s/></text:p>
          </table:table-cell>
          <table:table-cell office:value-type="float" office:value="6816588.8099999996" table:style-name="ce17">
            <text:p>6.816.589<text:s/></text:p>
          </table:table-cell>
          <table:table-cell office:value-type="float" office:value="24786528.630000003" table:style-name="ce17">
            <text:p>24.786.529<text:s/></text:p>
          </table:table-cell>
          <table:table-cell office:value-type="float" office:value="1705888.1300000001" table:style-name="ce17">
            <text:p>1.705.888<text:s/></text:p>
          </table:table-cell>
          <table:table-cell office:value-type="float" office:value="4439779.96" table:style-name="ce17">
            <text:p>4.439.780<text:s/></text:p>
          </table:table-cell>
          <table:table-cell office:value-type="float" office:value="5770330.4100000011" table:style-name="ce17">
            <text:p>5.770.330<text:s/></text:p>
          </table:table-cell>
          <table:table-cell office:value-type="float" office:value="3138506.35" table:style-name="ce17">
            <text:p>3.138.506<text:s/></text:p>
          </table:table-cell>
          <table:table-cell office:value-type="float" office:value="11454557.82" table:style-name="ce17">
            <text:p>11.454.558<text:s/></text:p>
          </table:table-cell>
          <table:table-cell office:value-type="float" office:value="1698807.6900000002" table:style-name="ce17">
            <text:p>1.698.808<text:s/></text:p>
          </table:table-cell>
          <table:table-cell office:value-type="float" office:value="35555564.780000001" table:style-name="ce17">
            <text:p>35.555.565<text:s/></text:p>
          </table:table-cell>
          <table:table-cell office:value-type="float" office:value="753947590.88999999" table:style-name="ce17">
            <text:p>753.947.591<text:s/></text:p>
          </table:table-cell>
          <table:table-cell office:value-type="float" office:value="3284332.8499999996" table:style-name="ce17">
            <text:p>3.284.333<text:s/></text:p>
          </table:table-cell>
          <table:table-cell office:value-type="float" office:value="4261147.4800000004" table:style-name="ce17">
            <text:p>4.261.147<text:s/></text:p>
          </table:table-cell>
          <table:table-cell office:value-type="float" office:value="863368.80999999994" table:style-name="ce17">
            <text:p>863.369<text:s/></text:p>
          </table:table-cell>
          <table:table-cell office:value-type="float" office:value="28217975.759999998" table:style-name="ce17">
            <text:p>28.217.976<text:s/></text:p>
          </table:table-cell>
          <table:table-cell office:value-type="float" office:value="25893793.440000001" table:style-name="ce17">
            <text:p>25.893.793<text:s/></text:p>
          </table:table-cell>
          <table:table-cell office:value-type="float" office:value="1792925.69" table:style-name="ce17">
            <text:p>1.792.926<text:s/></text:p>
          </table:table-cell>
          <table:table-cell office:value-type="float" office:value="348404819.63999999" table:style-name="ce17">
            <text:p>348.404.820<text:s/></text:p>
          </table:table-cell>
          <table:table-cell office:value-type="float" office:value="3038057.96" table:style-name="ce17">
            <text:p>3.038.058<text:s/></text:p>
          </table:table-cell>
          <table:table-cell office:value-type="float" office:value="1777376633.3200002" table:style-name="ce18">
            <text:p>1.777.376.63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100073572.51000001" table:style-name="ce21">
            <text:p>100.073.573<text:s/></text:p>
          </table:table-cell>
          <table:table-cell office:value-type="float" office:value="213958602.75" table:style-name="ce21">
            <text:p>213.958.603<text:s/></text:p>
          </table:table-cell>
          <table:table-cell office:value-type="float" office:value="1017836822.7500001" table:style-name="ce21">
            <text:p>1.017.836.823<text:s/></text:p>
          </table:table-cell>
          <table:table-cell office:value-type="float" office:value="57715789.520000003" table:style-name="ce21">
            <text:p>57.715.790<text:s/></text:p>
          </table:table-cell>
          <table:table-cell office:value-type="float" office:value="1493768918.9199998" table:style-name="ce21">
            <text:p>1.493.768.919<text:s/></text:p>
          </table:table-cell>
          <table:table-cell office:value-type="float" office:value="1040809405.48" table:style-name="ce21">
            <text:p>1.040.809.405<text:s/></text:p>
          </table:table-cell>
          <table:table-cell office:value-type="float" office:value="9853102192.3000011" table:style-name="ce21">
            <text:p>9.853.102.192<text:s/></text:p>
          </table:table-cell>
          <table:table-cell office:value-type="float" office:value="1137648947.96" table:style-name="ce21">
            <text:p>1.137.648.948<text:s/></text:p>
          </table:table-cell>
          <table:table-cell office:value-type="float" office:value="1029638111.46" table:style-name="ce21">
            <text:p>1.029.638.111<text:s/></text:p>
          </table:table-cell>
          <table:table-cell office:value-type="float" office:value="420735534.10999995" table:style-name="ce21">
            <text:p>420.735.534<text:s/></text:p>
          </table:table-cell>
          <table:table-cell office:value-type="float" office:value="4121935827.8700004" table:style-name="ce21">
            <text:p>4.121.935.828<text:s/></text:p>
          </table:table-cell>
          <table:table-cell office:value-type="float" office:value="387931085.22000003" table:style-name="ce21">
            <text:p>387.931.085<text:s/></text:p>
          </table:table-cell>
          <table:table-cell office:value-type="float" office:value="514878008.73000002" table:style-name="ce21">
            <text:p>514.878.009<text:s/></text:p>
          </table:table-cell>
          <table:table-cell office:value-type="float" office:value="564495235.38" table:style-name="ce21">
            <text:p>564.495.235<text:s/></text:p>
          </table:table-cell>
          <table:table-cell office:value-type="float" office:value="311509209.42000002" table:style-name="ce21">
            <text:p>311.509.209<text:s/></text:p>
          </table:table-cell>
          <table:table-cell office:value-type="float" office:value="1384711504.27" table:style-name="ce21">
            <text:p>1.384.711.504<text:s/></text:p>
          </table:table-cell>
          <table:table-cell office:value-type="float" office:value="200717956.03" table:style-name="ce21">
            <text:p>200.717.956<text:s/></text:p>
          </table:table-cell>
          <table:table-cell office:value-type="float" office:value="3492728361.9799995" table:style-name="ce21">
            <text:p>3.492.728.362<text:s/></text:p>
          </table:table-cell>
          <table:table-cell office:value-type="float" office:value="14397791367.950001" table:style-name="ce21">
            <text:p>14.397.791.368<text:s/></text:p>
          </table:table-cell>
          <table:table-cell office:value-type="float" office:value="278428163.63999999" table:style-name="ce21">
            <text:p>278.428.164<text:s/></text:p>
          </table:table-cell>
          <table:table-cell office:value-type="float" office:value="151374929.63000003" table:style-name="ce21">
            <text:p>151.374.930<text:s/></text:p>
          </table:table-cell>
          <table:table-cell office:value-type="float" office:value="65408713.079999998" table:style-name="ce21">
            <text:p>65.408.713<text:s/></text:p>
          </table:table-cell>
          <table:table-cell office:value-type="float" office:value="3696698198.8600006" table:style-name="ce21">
            <text:p>3.696.698.199<text:s/></text:p>
          </table:table-cell>
          <table:table-cell office:value-type="float" office:value="3092680408.1599998" table:style-name="ce21">
            <text:p>3.092.680.408<text:s/></text:p>
          </table:table-cell>
          <table:table-cell office:value-type="float" office:value="180971912.59000003" table:style-name="ce21">
            <text:p>180.971.913<text:s/></text:p>
          </table:table-cell>
          <table:table-cell office:value-type="float" office:value="36522032193.769997" table:style-name="ce21">
            <text:p>36.522.032.194<text:s/></text:p>
          </table:table-cell>
          <table:table-cell office:value-type="float" office:value="106964988.05999999" table:style-name="ce21">
            <text:p>106.964.988<text:s/></text:p>
          </table:table-cell>
          <table:table-cell office:value-type="float" office:value="85836545962.399994" table:style-name="ce22">
            <text:p>85.836.545.962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69314004.75898775" table:style-name="ce25">
            <text:p>169.314.005<text:s/></text:p>
          </table:table-cell>
          <table:table-cell office:value-type="float" office:value="367988682.19793379" table:style-name="ce25">
            <text:p>367.988.682<text:s/></text:p>
          </table:table-cell>
          <table:table-cell office:value-type="float" office:value="563251886.53983831" table:style-name="ce25">
            <text:p>563.251.887<text:s/></text:p>
          </table:table-cell>
          <table:table-cell office:value-type="float" office:value="87788095.275322735" table:style-name="ce25">
            <text:p>87.788.095<text:s/></text:p>
          </table:table-cell>
          <table:table-cell office:value-type="float" office:value="2083555411.0418513" table:style-name="ce25">
            <text:p>2.083.555.411<text:s/></text:p>
          </table:table-cell>
          <table:table-cell office:value-type="float" office:value="1297509533.9951785" table:style-name="ce25">
            <text:p>1.297.509.534<text:s/></text:p>
          </table:table-cell>
          <table:table-cell office:value-type="float" office:value="1060505352.3497446" table:style-name="ce25">
            <text:p>1.060.505.352<text:s/></text:p>
          </table:table-cell>
          <table:table-cell office:value-type="float" office:value="1076711340.3578618" table:style-name="ce25">
            <text:p>1.076.711.340<text:s/></text:p>
          </table:table-cell>
          <table:table-cell office:value-type="float" office:value="1116545806.5651879" table:style-name="ce25">
            <text:p>1.116.545.807<text:s/></text:p>
          </table:table-cell>
          <table:table-cell office:value-type="float" office:value="579435798.33872032" table:style-name="ce25">
            <text:p>579.435.798<text:s/></text:p>
          </table:table-cell>
          <table:table-cell office:value-type="float" office:value="4850698014.7163172" table:style-name="ce25">
            <text:p>4.850.698.015<text:s/></text:p>
          </table:table-cell>
          <table:table-cell office:value-type="float" office:value="681444310.17196882" table:style-name="ce25">
            <text:p>681.444.310<text:s/></text:p>
          </table:table-cell>
          <table:table-cell office:value-type="float" office:value="918919867.82056904" table:style-name="ce25">
            <text:p>918.919.868<text:s/></text:p>
          </table:table-cell>
          <table:table-cell office:value-type="float" office:value="1029970644.378356" table:style-name="ce25">
            <text:p>1.029.970.644<text:s/></text:p>
          </table:table-cell>
          <table:table-cell office:value-type="float" office:value="609263748.43704712" table:style-name="ce25">
            <text:p>609.263.748<text:s/></text:p>
          </table:table-cell>
          <table:table-cell office:value-type="float" office:value="1492630953.4972644" table:style-name="ce25">
            <text:p>1.492.630.953<text:s/></text:p>
          </table:table-cell>
          <table:table-cell office:value-type="float" office:value="360178047.9727059" table:style-name="ce25">
            <text:p>360.178.048<text:s/></text:p>
          </table:table-cell>
          <table:table-cell office:value-type="float" office:value="3595145150.3017182" table:style-name="ce25">
            <text:p>3.595.145.150<text:s/></text:p>
          </table:table-cell>
          <table:table-cell office:value-type="float" office:value="4504429440.3141518" table:style-name="ce25">
            <text:p>4.504.429.440<text:s/></text:p>
          </table:table-cell>
          <table:table-cell office:value-type="float" office:value="496681197.2512508" table:style-name="ce25">
            <text:p>496.681.197<text:s/></text:p>
          </table:table-cell>
          <table:table-cell office:value-type="float" office:value="287141910.24533921" table:style-name="ce25">
            <text:p>287.141.910<text:s/></text:p>
          </table:table-cell>
          <table:table-cell office:value-type="float" office:value="118416450.50296198" table:style-name="ce25">
            <text:p>118.416.451<text:s/></text:p>
          </table:table-cell>
          <table:table-cell office:value-type="float" office:value="3497537414.7394161" table:style-name="ce25">
            <text:p>3.497.537.415<text:s/></text:p>
          </table:table-cell>
          <table:table-cell office:value-type="float" office:value="2923766115.023737" table:style-name="ce25">
            <text:p>2.923.766.115<text:s/></text:p>
          </table:table-cell>
          <table:table-cell office:value-type="float" office:value="370242675.92770869" table:style-name="ce25">
            <text:p>370.242.676<text:s/></text:p>
          </table:table-cell>
          <table:table-cell office:value-type="float" office:value="18380514411.016262" table:style-name="ce25">
            <text:p>18.380.514.411<text:s/></text:p>
          </table:table-cell>
          <table:table-cell office:value-type="float" office:value="259367323.73260897" table:style-name="ce25">
            <text:p>259.367.324<text:s/></text:p>
          </table:table-cell>
          <table:table-cell office:value-type="float" office:value="52778953587.470009" table:style-name="ce26">
            <text:p>52.778.953.587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269387577.26898777" table:style-name="ce21">
            <text:p>269.387.577<text:s/></text:p>
          </table:table-cell>
          <table:table-cell office:value-type="float" office:value="581947284.94793379" table:style-name="ce21">
            <text:p>581.947.285<text:s/></text:p>
          </table:table-cell>
          <table:table-cell office:value-type="float" office:value="1581088709.2898383" table:style-name="ce21">
            <text:p>1.581.088.709<text:s/></text:p>
          </table:table-cell>
          <table:table-cell office:value-type="float" office:value="145503884.79532275" table:style-name="ce21">
            <text:p>145.503.885<text:s/></text:p>
          </table:table-cell>
          <table:table-cell office:value-type="float" office:value="3577324329.9618511" table:style-name="ce21">
            <text:p>3.577.324.330<text:s/></text:p>
          </table:table-cell>
          <table:table-cell office:value-type="float" office:value="2338318939.4751787" table:style-name="ce21">
            <text:p>2.338.318.939<text:s/></text:p>
          </table:table-cell>
          <table:table-cell office:value-type="float" office:value="10913607544.649746" table:style-name="ce21">
            <text:p>10.913.607.545<text:s/></text:p>
          </table:table-cell>
          <table:table-cell office:value-type="float" office:value="2214360288.3178616" table:style-name="ce21">
            <text:p>2.214.360.288<text:s/></text:p>
          </table:table-cell>
          <table:table-cell office:value-type="float" office:value="2146183918.025188" table:style-name="ce21">
            <text:p>2.146.183.918<text:s/></text:p>
          </table:table-cell>
          <table:table-cell office:value-type="float" office:value="1000171332.4487202" table:style-name="ce21">
            <text:p>1.000.171.332<text:s/></text:p>
          </table:table-cell>
          <table:table-cell office:value-type="float" office:value="8972633842.5863171" table:style-name="ce21">
            <text:p>8.972.633.843<text:s/></text:p>
          </table:table-cell>
          <table:table-cell office:value-type="float" office:value="1069375395.3919688" table:style-name="ce21">
            <text:p>1.069.375.395<text:s/></text:p>
          </table:table-cell>
          <table:table-cell office:value-type="float" office:value="1433797876.5505691" table:style-name="ce21">
            <text:p>1.433.797.877<text:s/></text:p>
          </table:table-cell>
          <table:table-cell office:value-type="float" office:value="1594465879.7583561" table:style-name="ce21">
            <text:p>1.594.465.880<text:s/></text:p>
          </table:table-cell>
          <table:table-cell office:value-type="float" office:value="920772957.85704708" table:style-name="ce21">
            <text:p>920.772.958<text:s/></text:p>
          </table:table-cell>
          <table:table-cell office:value-type="float" office:value="2877342457.7672644" table:style-name="ce21">
            <text:p>2.877.342.458<text:s/></text:p>
          </table:table-cell>
          <table:table-cell office:value-type="float" office:value="560896004.00270593" table:style-name="ce21">
            <text:p>560.896.004<text:s/></text:p>
          </table:table-cell>
          <table:table-cell office:value-type="float" office:value="7087873512.2817173" table:style-name="ce21">
            <text:p>7.087.873.512<text:s/></text:p>
          </table:table-cell>
          <table:table-cell office:value-type="float" office:value="18902220808.264153" table:style-name="ce21">
            <text:p>18.902.220.808<text:s/></text:p>
          </table:table-cell>
          <table:table-cell office:value-type="float" office:value="775109360.89125085" table:style-name="ce21">
            <text:p>775.109.361<text:s/></text:p>
          </table:table-cell>
          <table:table-cell office:value-type="float" office:value="438516839.87533927" table:style-name="ce21">
            <text:p>438.516.840<text:s/></text:p>
          </table:table-cell>
          <table:table-cell office:value-type="float" office:value="183825163.58296198" table:style-name="ce21">
            <text:p>183.825.164<text:s/></text:p>
          </table:table-cell>
          <table:table-cell office:value-type="float" office:value="7194235613.5994167" table:style-name="ce21">
            <text:p>7.194.235.614<text:s/></text:p>
          </table:table-cell>
          <table:table-cell office:value-type="float" office:value="6016446523.1837368" table:style-name="ce21">
            <text:p>6.016.446.523<text:s/></text:p>
          </table:table-cell>
          <table:table-cell office:value-type="float" office:value="551214588.51770878" table:style-name="ce21">
            <text:p>551.214.589<text:s/></text:p>
          </table:table-cell>
          <table:table-cell office:value-type="float" office:value="54902546604.786255" table:style-name="ce21">
            <text:p>54.902.546.605<text:s/></text:p>
          </table:table-cell>
          <table:table-cell office:value-type="float" office:value="366332311.79260898" table:style-name="ce21">
            <text:p>366.332.312<text:s/></text:p>
          </table:table-cell>
          <table:table-cell office:value-type="float" office:value="138615499549.87" table:style-name="ce22">
            <text:p>138.615.499.550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3642508.9157677507" table:style-name="ce27">
            <text:p>3.642.509<text:s/></text:p>
          </table:table-cell>
          <table:table-cell office:value-type="float" office:value="11654344.689533683" table:style-name="ce27">
            <text:p>11.654.345<text:s/></text:p>
          </table:table-cell>
          <table:table-cell office:value-type="float" office:value="4444813.9899269734" table:style-name="ce27">
            <text:p>4.444.814<text:s/></text:p>
          </table:table-cell>
          <table:table-cell office:value-type="float" office:value="1850714.9309634764" table:style-name="ce27">
            <text:p>1.850.715<text:s/></text:p>
          </table:table-cell>
          <table:table-cell office:value-type="float" office:value="30146653.271755431" table:style-name="ce27">
            <text:p>30.146.653<text:s/></text:p>
          </table:table-cell>
          <table:table-cell office:value-type="float" office:value="15903850.518066678" table:style-name="ce27">
            <text:p>15.903.851<text:s/></text:p>
          </table:table-cell>
          <table:table-cell office:value-type="float" office:value="19861452.051762737" table:style-name="ce27">
            <text:p>19.861.452<text:s/></text:p>
          </table:table-cell>
          <table:table-cell office:value-type="float" office:value="17364848.496397305" table:style-name="ce27">
            <text:p>17.364.848<text:s/></text:p>
          </table:table-cell>
          <table:table-cell office:value-type="float" office:value="27619391.482497659" table:style-name="ce27">
            <text:p>27.619.391<text:s/></text:p>
          </table:table-cell>
          <table:table-cell office:value-type="float" office:value="10945481.934355788" table:style-name="ce27">
            <text:p>10.945.482<text:s/></text:p>
          </table:table-cell>
          <table:table-cell office:value-type="float" office:value="76646087.133223221" table:style-name="ce27">
            <text:p>76.646.087<text:s/></text:p>
          </table:table-cell>
          <table:table-cell office:value-type="float" office:value="18585198.463939365" table:style-name="ce27">
            <text:p>18.585.198<text:s/></text:p>
          </table:table-cell>
          <table:table-cell office:value-type="float" office:value="33001678.343156151" table:style-name="ce27">
            <text:p>33.001.678<text:s/></text:p>
          </table:table-cell>
          <table:table-cell office:value-type="float" office:value="10740476.43367932" table:style-name="ce27">
            <text:p>10.740.476<text:s/></text:p>
          </table:table-cell>
          <table:table-cell office:value-type="float" office:value="8828555.6589618754" table:style-name="ce27">
            <text:p>8.828.556<text:s/></text:p>
          </table:table-cell>
          <table:table-cell office:value-type="float" office:value="30154640.174361426" table:style-name="ce27">
            <text:p>30.154.640<text:s/></text:p>
          </table:table-cell>
          <table:table-cell office:value-type="float" office:value="3719844.7959094993" table:style-name="ce27">
            <text:p>3.719.845<text:s/></text:p>
          </table:table-cell>
          <table:table-cell office:value-type="float" office:value="78297889.949826151" table:style-name="ce27">
            <text:p>78.297.890<text:s/></text:p>
          </table:table-cell>
          <table:table-cell office:value-type="float" office:value="2090925495.7196302" table:style-name="ce27">
            <text:p>2.090.925.496<text:s/></text:p>
          </table:table-cell>
          <table:table-cell office:value-type="float" office:value="8504652.1348135583" table:style-name="ce27">
            <text:p>8.504.652<text:s/></text:p>
          </table:table-cell>
          <table:table-cell office:value-type="float" office:value="8278697.9464068897" table:style-name="ce27">
            <text:p>8.278.698<text:s/></text:p>
          </table:table-cell>
          <table:table-cell office:value-type="float" office:value="1014046.5486286832" table:style-name="ce27">
            <text:p>1.014.047<text:s/></text:p>
          </table:table-cell>
          <table:table-cell office:value-type="float" office:value="61874173.923836522" table:style-name="ce27">
            <text:p>61.874.174<text:s/></text:p>
          </table:table-cell>
          <table:table-cell office:value-type="float" office:value="26385974.210128006" table:style-name="ce27">
            <text:p>26.385.974<text:s/></text:p>
          </table:table-cell>
          <table:table-cell office:value-type="float" office:value="7897415.1824078877" table:style-name="ce27">
            <text:p>7.897.415<text:s/></text:p>
          </table:table-cell>
          <table:table-cell office:value-type="float" office:value="296973479.93205786" table:style-name="ce27">
            <text:p>296.973.480<text:s/></text:p>
          </table:table-cell>
          <table:table-cell office:value-type="float" office:value="7806403.8380104154" table:style-name="ce27">
            <text:p>7.806.404<text:s/></text:p>
          </table:table-cell>
          <table:table-cell office:value-type="float" office:value="2913068770.6700039" table:style-name="ce28">
            <text:p>2.913.068.771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273030086.1847555" table:style-name="ce21">
            <text:p>273.030.086<text:s/></text:p>
          </table:table-cell>
          <table:table-cell office:value-type="float" office:value="593601629.6374675" table:style-name="ce21">
            <text:p>593.601.630<text:s/></text:p>
          </table:table-cell>
          <table:table-cell office:value-type="float" office:value="1585533523.2797654" table:style-name="ce21">
            <text:p>1.585.533.523<text:s/></text:p>
          </table:table-cell>
          <table:table-cell office:value-type="float" office:value="147354599.72628623" table:style-name="ce21">
            <text:p>147.354.600<text:s/></text:p>
          </table:table-cell>
          <table:table-cell office:value-type="float" office:value="3607470983.2336063" table:style-name="ce21">
            <text:p>3.607.470.983<text:s/></text:p>
          </table:table-cell>
          <table:table-cell office:value-type="float" office:value="2354222789.9932456" table:style-name="ce21">
            <text:p>2.354.222.790<text:s/></text:p>
          </table:table-cell>
          <table:table-cell office:value-type="float" office:value="10933468996.701509" table:style-name="ce21">
            <text:p>10.933.468.997<text:s/></text:p>
          </table:table-cell>
          <table:table-cell office:value-type="float" office:value="2231725136.8142591" table:style-name="ce21">
            <text:p>2.231.725.137<text:s/></text:p>
          </table:table-cell>
          <table:table-cell office:value-type="float" office:value="2173803309.5076857" table:style-name="ce21">
            <text:p>2.173.803.310<text:s/></text:p>
          </table:table-cell>
          <table:table-cell office:value-type="float" office:value="1011116814.383076" table:style-name="ce21">
            <text:p>1.011.116.814<text:s/></text:p>
          </table:table-cell>
          <table:table-cell office:value-type="float" office:value="9049279929.7195396" table:style-name="ce21">
            <text:p>9.049.279.930<text:s/></text:p>
          </table:table-cell>
          <table:table-cell office:value-type="float" office:value="1087960593.8559082" table:style-name="ce21">
            <text:p>1.087.960.594<text:s/></text:p>
          </table:table-cell>
          <table:table-cell office:value-type="float" office:value="1466799554.8937252" table:style-name="ce21">
            <text:p>1.466.799.555<text:s/></text:p>
          </table:table-cell>
          <table:table-cell office:value-type="float" office:value="1605206356.1920354" table:style-name="ce21">
            <text:p>1.605.206.356<text:s/></text:p>
          </table:table-cell>
          <table:table-cell office:value-type="float" office:value="929601513.51600897" table:style-name="ce21">
            <text:p>929.601.514<text:s/></text:p>
          </table:table-cell>
          <table:table-cell office:value-type="float" office:value="2907497097.9416256" table:style-name="ce21">
            <text:p>2.907.497.098<text:s/></text:p>
          </table:table-cell>
          <table:table-cell office:value-type="float" office:value="564615848.79861546" table:style-name="ce21">
            <text:p>564.615.849<text:s/></text:p>
          </table:table-cell>
          <table:table-cell office:value-type="float" office:value="7166171402.2315435" table:style-name="ce21">
            <text:p>7.166.171.402<text:s/></text:p>
          </table:table-cell>
          <table:table-cell office:value-type="float" office:value="20993146303.983784" table:style-name="ce21">
            <text:p>20.993.146.304<text:s/></text:p>
          </table:table-cell>
          <table:table-cell office:value-type="float" office:value="783614013.0260644" table:style-name="ce21">
            <text:p>783.614.013<text:s/></text:p>
          </table:table-cell>
          <table:table-cell office:value-type="float" office:value="446795537.82174617" table:style-name="ce21">
            <text:p>446.795.538<text:s/></text:p>
          </table:table-cell>
          <table:table-cell office:value-type="float" office:value="184839210.13159066" table:style-name="ce21">
            <text:p>184.839.210<text:s/></text:p>
          </table:table-cell>
          <table:table-cell office:value-type="float" office:value="7256109787.5232534" table:style-name="ce21">
            <text:p>7.256.109.788<text:s/></text:p>
          </table:table-cell>
          <table:table-cell office:value-type="float" office:value="6042832497.3938646" table:style-name="ce21">
            <text:p>6.042.832.497<text:s/></text:p>
          </table:table-cell>
          <table:table-cell office:value-type="float" office:value="559112003.70011663" table:style-name="ce21">
            <text:p>559.112.004<text:s/></text:p>
          </table:table-cell>
          <table:table-cell office:value-type="float" office:value="55199520084.718315" table:style-name="ce21">
            <text:p>55.199.520.085<text:s/></text:p>
          </table:table-cell>
          <table:table-cell office:value-type="float" office:value="374138715.63061941" table:style-name="ce21">
            <text:p>374.138.716<text:s/></text:p>
          </table:table-cell>
          <table:table-cell office:value-type="float" office:value="141528568320.54001" table:style-name="ce22">
            <text:p>141.528.568.321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9-01-25T13:01:23Z</dc:date>
    <meta:print-date>2011-05-12T16:46:54Z</meta:print-date>
    <meta:editing-cycles>41</meta:editing-cycles>
    <meta:editing-duration>PT4293S</meta:editing-duration>
  </office:meta>
</office:document-meta>
</file>